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#ffff00"/>
    </style:style>
    <style:style style:name="P3" style:family="paragraph" style:parent-style-name="Standard">
      <style:text-properties style:font-name="Courier New" fo:font-size="12pt" fo:letter-spacing="-0.007cm" fo:language="en" fo:country="US" fo:font-weight="bold" fo:background-color="#c0c0c0" style:font-size-asian="12pt" style:font-weight-asian="bold" style:font-name-complex="Courier New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Lucida Console" fo:font-size="9pt" fo:language="en" fo:country="US" style:font-size-asian="9pt" style:font-name-complex="Lucida Console1" style:font-size-complex="9pt"/>
    </style:style>
    <style:style style:name="P6" style:family="paragraph" style:parent-style-name="Standard">
      <loext:graphic-properties draw:fill="solid" draw:fill-color="#f6f8fa"/>
      <style:paragraph-properties fo:margin-top="0cm" fo:margin-bottom="0cm" loext:contextual-spacing="false" fo:line-height="100%" fo:background-color="#f6f8fa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ucida Console" fo:font-size="9pt" fo:language="en" fo:country="US" fo:font-weight="bold" fo:background-color="#c0c0c0" style:font-size-asian="9pt" style:font-weight-asian="bold" style:font-name-complex="Lucida Console1" style:font-size-complex="9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Lucida Console" fo:font-size="9pt" fo:language="en" fo:country="US" fo:font-weight="bold" style:font-size-asian="9pt" style:font-weight-asian="bold" style:font-name-complex="Lucida Console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language="en" fo:country="US"/>
    </style:style>
    <style:style style:name="P9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</style:style>
    <style:style style:name="P10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333333" style:font-name="Consolas" fo:language="en" fo:country="US" fo:background-color="#f5f5f5" style:font-name-complex="Consolas1"/>
    </style:style>
    <style:style style:name="P11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</style:style>
    <style:style style:name="P12" style:family="paragraph" style:parent-style-name="Normal_20__28_Web_29_">
      <loext:graphic-properties draw:fill="solid" draw:fill-color="#fff8dc"/>
      <style:paragraph-properties fo:margin-top="0cm" fo:margin-bottom="0cm" loext:contextual-spacing="false" fo:background-color="#fff8dc" style:vertical-align="baseline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/>
    </style:style>
    <style:style style:name="P14" style:family="paragraph" style:parent-style-name="Normal_20__28_Web_29_">
      <loext:graphic-properties draw:fill="solid" draw:fill-color="#ffffff"/>
      <style:paragraph-properties fo:margin-top="0cm" fo:margin-bottom="0.423cm" loext:contextual-spacing="false" fo:background-color="#ffffff" style:vertical-align="baseline"/>
    </style:style>
    <style:style style:name="P15" style:family="paragraph" style:parent-style-name="HTML_20_Preformatted">
      <loext:graphic-properties draw:fill="solid" draw:fill-color="#f6f8fa"/>
      <style:paragraph-properties fo:margin-left="1.27cm" fo:margin-right="0cm" fo:text-indent="0cm" style:auto-text-indent="false" fo:background-color="#f6f8fa"/>
    </style:style>
    <style:style style:name="P16" style:family="paragraph" style:parent-style-name="HTML_20_Preformatted">
      <loext:graphic-properties draw:fill="solid" draw:fill-color="#f6f8fa"/>
      <style:paragraph-properties fo:margin-left="1.27cm" fo:margin-right="0cm" fo:text-indent="0cm" style:auto-text-indent="false" fo:background-color="#f6f8fa"/>
      <style:text-properties style:font-name="Georgia" fo:letter-spacing="-0.002cm" fo:background-color="#ffffff"/>
    </style:style>
    <style:style style:name="P17" style:family="paragraph" style:parent-style-name="HTML_20_Preformatted">
      <loext:graphic-properties draw:fill="solid" draw:fill-color="#f6f8fa"/>
      <style:paragraph-properties fo:margin-left="1.27cm" fo:margin-right="0cm" fo:text-indent="0cm" style:auto-text-indent="false" fo:background-color="#f6f8fa"/>
      <style:text-properties fo:color="#24292e" style:font-name="Consolas"/>
    </style:style>
    <style:style style:name="P18" style:family="paragraph" style:parent-style-name="HTML_20_Preformatted">
      <loext:graphic-properties draw:fill="solid" draw:fill-color="#eff0f1"/>
      <style:paragraph-properties fo:text-align="center" style:justify-single-word="false" fo:background-color="#eff0f1" style:vertical-align="baseline"/>
      <style:text-properties style:font-name="Calibri" fo:font-size="11pt" style:font-name-asian="Calibri1" style:font-size-asian="11pt" style:language-asian="en" style:country-asian="US" style:font-size-complex="11pt"/>
    </style:style>
    <style:style style:name="P19" style:family="paragraph" style:parent-style-name="HTML_20_Preformatted">
      <loext:graphic-properties draw:fill="solid" draw:fill-color="#eff0f1"/>
      <style:paragraph-properties fo:background-color="#eff0f1" style:vertical-align="baseline"/>
    </style:style>
    <style:style style:name="P20" style:family="paragraph" style:parent-style-name="HTML_20_Preformatted">
      <loext:graphic-properties draw:fill="solid" draw:fill-color="#eff0f1"/>
      <style:paragraph-properties fo:background-color="#eff0f1" style:vertical-align="baseline"/>
      <style:text-properties fo:color="#393318" style:font-name="Consolas" fo:language="en" fo:country="US"/>
    </style:style>
    <style:style style:name="P21" style:family="paragraph" style:parent-style-name="HTML_20_Preformatted">
      <loext:graphic-properties draw:fill="solid" draw:fill-color="#f6f8fa"/>
      <style:paragraph-properties fo:background-color="#f6f8fa"/>
      <style:text-properties fo:color="#333333" style:font-name="Consolas" fo:language="en" fo:country="US" loext:padding="0cm" loext:border="none"/>
    </style:style>
    <style:style style:name="P22" style:family="paragraph" style:parent-style-name="HTML_20_Preformatted">
      <loext:graphic-properties draw:fill="solid" draw:fill-color="#f6f8fa"/>
      <style:paragraph-properties fo:background-color="#f6f8fa"/>
    </style:style>
    <style:style style:name="P23" style:family="paragraph" style:parent-style-name="HTML_20_Preformatted">
      <loext:graphic-properties draw:fill="solid" draw:fill-color="#eff0f1"/>
      <style:paragraph-properties fo:background-color="#eff0f1" style:vertical-align="baseline"/>
      <style:text-properties fo:color="#303336" style:font-name="inherit" fo:font-size="7.5pt" fo:language="en" fo:country="US" fo:background-color="#eff0f1" style:font-size-asian="7.5pt" style:font-name-complex="Consolas1" style:font-size-complex="7.5pt" loext:padding="0cm" loext:border="none"/>
    </style:style>
    <style:style style:name="P24" style:family="paragraph" style:parent-style-name="HTML_20_Preformatted">
      <loext:graphic-properties draw:fill="solid" draw:fill-color="#eff0f1"/>
      <style:paragraph-properties fo:background-color="#eff0f1" style:vertical-align="baseline"/>
      <style:text-properties fo:color="#303336" style:font-name="inherit" fo:font-size="7.5pt" fo:background-color="#eff0f1" style:font-size-asian="7.5pt" style:font-name-complex="Consolas1" style:font-size-complex="7.5pt" loext:padding="0cm" loext:border="none"/>
    </style:style>
    <style:style style:name="P25" style:family="paragraph" style:parent-style-name="Standard">
      <loext:graphic-properties draw:fill="solid" draw:fill-color="#eff0f1"/>
      <style:paragraph-properties fo:margin-top="0cm" fo:margin-bottom="0cm" loext:contextual-spacing="false" fo:line-height="100%" fo:background-color="#eff0f1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03336" style:font-name="inherit" fo:font-size="10pt" fo:language="en" fo:country="US" fo:background-color="#eff0f1" style:font-name-asian="Times New Roman1" style:font-size-asian="10pt" style:language-asian="ru" style:country-asian="RU" style:font-name-complex="Courier New1" style:font-size-complex="10pt" loext:padding="0cm" loext:border="none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Lucida Console" fo:font-size="9pt" fo:language="en" fo:country="US" fo:background-color="#ffff00" style:font-size-asian="9pt" style:font-name-complex="Lucida Console1" style:font-size-complex="9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Lucida Console" fo:font-size="9pt" fo:language="en" fo:country="US" fo:font-style="italic" style:font-size-asian="9pt" style:font-style-asian="italic" style:font-name-complex="Lucida Console1" style:font-size-complex="9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Lucida Console" fo:font-size="9pt" fo:language="en" fo:country="US" style:font-size-asian="9pt" style:font-name-complex="Lucida Console1" style:font-size-complex="9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Lucida Console" fo:font-size="9pt" style:font-size-asian="9pt" style:font-name-complex="Lucida Console1" style:font-size-complex="9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Lucida Console" fo:font-size="9pt" fo:font-weight="bold" style:font-size-asian="9pt" style:font-weight-asian="bold" style:font-name-complex="Lucida Console1" style:font-size-complex="9pt"/>
    </style:style>
    <style:style style:name="P31" style:family="paragraph" style:parent-style-name="Standard">
      <loext:graphic-properties draw:fill="solid" draw:fill-color="#f6f8fa"/>
      <style:paragraph-properties fo:margin-top="0cm" fo:margin-bottom="0cm" loext:contextual-spacing="false" fo:line-height="100%" fo:background-color="#f6f8fa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font-size="10pt" fo:language="en" fo:country="US" style:font-name-asian="Times New Roman1" style:font-size-asian="10pt" style:language-asian="ru" style:country-asian="RU" style:font-name-complex="Courier New1" style:font-size-complex="10pt" loext:padding="0cm" loext:border="none"/>
    </style:style>
    <style:style style:name="P32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Lucida Console" fo:font-size="9pt" fo:language="en" fo:country="US" fo:font-weight="bold" style:font-size-asian="9pt" style:font-weight-asian="bold" style:font-name-complex="Lucida Console1" style:font-size-complex="9pt"/>
    </style:style>
    <style:style style:name="P33" style:family="paragraph" style:parent-style-name="Standard">
      <style:text-properties style:font-name="Lucida Console" fo:font-size="9pt" fo:language="en" fo:country="US" fo:font-weight="bold" fo:background-color="#c0c0c0" style:font-size-asian="9pt" style:font-weight-asian="bold" style:font-name-complex="Lucida Console1" style:font-size-complex="9pt"/>
    </style:style>
    <style:style style:name="P34" style:family="paragraph" style:parent-style-name="Standard">
      <style:text-properties style:font-name="Courier New" fo:letter-spacing="-0.007cm" fo:language="en" fo:country="US" fo:font-weight="bold" fo:background-color="#c0c0c0" style:font-weight-asian="bold" style:font-name-complex="Courier New1"/>
    </style:style>
    <style:style style:name="P35" style:family="paragraph" style:parent-style-name="Standard">
      <style:text-properties style:font-name="Courier New" fo:font-size="12pt" fo:letter-spacing="-0.007cm" fo:language="en" fo:country="US" fo:font-weight="bold" fo:background-color="#c0c0c0" style:font-size-asian="12pt" style:font-weight-asian="bold" style:font-name-complex="Courier New1" style:font-size-complex="12pt"/>
    </style:style>
    <style:style style:name="P36" style:family="paragraph" style:parent-style-name="Standard">
      <style:text-properties fo:font-weight="bold" style:font-weight-asian="bold"/>
    </style:style>
    <style:style style:name="P3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8" style:family="paragraph" style:parent-style-name="Standard">
      <style:text-properties fo:language="en" fo:country="US"/>
    </style:style>
    <style:style style:name="P39" style:family="paragraph" style:parent-style-name="Standard">
      <style:text-properties fo:language="en" fo:country="US" fo:background-color="#ffff00"/>
    </style:style>
    <style:style style:name="P40" style:family="paragraph" style:parent-style-name="Standard">
      <style:text-properties fo:language="en" fo:country="US" fo:font-weight="bold" style:font-weight-asian="bold"/>
    </style:style>
    <style:style style:name="P41" style:family="paragraph" style:parent-style-name="Standard">
      <style:text-properties fo:language="en" fo:country="US" officeooo:rsid="0007fb13" officeooo:paragraph-rsid="0017c237"/>
    </style:style>
    <style:style style:name="P42" style:family="paragraph" style:parent-style-name="Standard">
      <style:text-properties fo:language="en" fo:country="US" officeooo:paragraph-rsid="0017c237"/>
    </style:style>
    <style:style style:name="P43" style:family="paragraph" style:parent-style-name="Standard">
      <style:text-properties style:text-line-through-style="solid" style:text-line-through-type="single"/>
    </style:style>
    <style:style style:name="P44" style:family="paragraph" style:parent-style-name="Standard">
      <style:text-properties fo:background-color="#ffff00"/>
    </style:style>
    <style:style style:name="P45" style:family="paragraph" style:parent-style-name="Standard">
      <style:text-properties officeooo:rsid="00064568" officeooo:paragraph-rsid="0017c237"/>
    </style:style>
    <style:style style:name="P46" style:family="paragraph" style:parent-style-name="Standard">
      <style:paragraph-properties fo:text-align="center" style:justify-single-word="false"/>
      <style:text-properties fo:font-size="18pt" fo:font-weight="bold" officeooo:rsid="0007fb13" officeooo:paragraph-rsid="0017c237" style:font-size-asian="18pt" style:font-weight-asian="bold" style:font-size-complex="18pt" style:font-weight-complex="bold"/>
    </style:style>
    <style:style style:name="P47" style:family="paragraph" style:parent-style-name="Standard">
      <style:text-properties officeooo:rsid="0007fb13" officeooo:paragraph-rsid="0017c237"/>
    </style:style>
    <style:style style:name="P48" style:family="paragraph" style:parent-style-name="Standard" style:list-style-name="WWNum2">
      <loext:graphic-properties draw:fill="solid" draw:fill-color="#ffffff"/>
      <style:paragraph-properties fo:margin-left="0.61cm" fo:margin-right="0cm" fo:margin-top="0cm" fo:margin-bottom="0.212cm" loext:contextual-spacing="false" fo:line-height="100%" fo:text-indent="-0.635cm" style:auto-text-indent="false" fo:background-color="#ffffff" style:vertical-align="baseline"/>
      <style:text-properties fo:color="#242729" style:font-name="inherit" fo:font-size="8.5pt" style:font-size-asian="8.5pt" style:font-name-complex="Arial" style:font-size-complex="8.5pt"/>
    </style:style>
    <style:style style:name="P49" style:family="paragraph" style:parent-style-name="Standard" style:list-style-name="WWNum2">
      <loext:graphic-properties draw:fill="solid" draw:fill-color="#ffffff"/>
      <style:paragraph-properties fo:margin-left="0.61cm" fo:margin-right="0cm" fo:margin-top="0cm" fo:margin-bottom="0cm" loext:contextual-spacing="false" fo:line-height="100%" fo:text-indent="-0.635cm" style:auto-text-indent="false" fo:background-color="#ffffff" style:vertical-align="baseline"/>
      <style:text-properties fo:color="#242729" style:font-name="inherit" fo:font-size="8.5pt" style:font-size-asian="8.5pt" style:font-name-complex="Arial" style:font-size-complex="8.5pt"/>
    </style:style>
    <style:style style:name="P50" style:family="paragraph" style:parent-style-name="Heading_20_1">
      <loext:graphic-properties draw:fill="solid" draw:fill-color="#ffffff"/>
      <style:paragraph-properties fo:margin-top="0cm" fo:margin-bottom="0.423cm" loext:contextual-spacing="false" fo:background-color="#ffffff" style:vertical-align="baseline"/>
      <style:text-properties fo:color="#242729" style:font-name="inherit" fo:font-size="12pt" style:font-size-asian="12pt" style:font-name-complex="Arial" style:font-size-complex="12pt"/>
    </style:style>
    <style:style style:name="P51" style:family="paragraph" style:parent-style-name="Heading_20_2">
      <loext:graphic-properties draw:fill="solid" draw:fill-color="#ffffff"/>
      <style:paragraph-properties fo:margin-top="0cm" fo:margin-bottom="0.423cm" loext:contextual-spacing="false" fo:background-color="#ffffff" style:vertical-align="baseline"/>
      <style:text-properties fo:color="#242729" style:font-name="inherit" fo:font-size="11pt" fo:font-weight="normal" style:font-size-asian="11pt" style:font-weight-asian="normal" style:font-name-complex="Arial" style:font-size-complex="11pt" style:font-weight-complex="normal"/>
    </style:style>
    <style:style style:name="P52" style:family="paragraph" style:parent-style-name="Heading_20_3">
      <loext:graphic-properties draw:fill="solid" draw:fill-color="#ffffff"/>
      <style:paragraph-properties fo:margin-top="0cm" fo:margin-bottom="0.423cm" loext:contextual-spacing="false" fo:background-color="#ffffff" style:vertical-align="baseline"/>
      <style:text-properties fo:color="#242729" style:font-name="inherit" fo:font-size="10pt" fo:font-weight="normal" style:font-size-asian="10pt" style:font-weight-asian="normal" style:font-name-complex="Arial" style:font-size-complex="10pt" style:font-weight-complex="normal"/>
    </style:style>
    <style:style style:name="P53" style:family="paragraph" style:parent-style-name="HTML_20_Preformatted" style:master-page-name="Standard">
      <loext:graphic-properties draw:fill="solid" draw:fill-color="#eff0f1"/>
      <style:paragraph-properties fo:text-align="center" style:justify-single-word="false" style:page-number="auto" fo:background-color="#eff0f1" style:vertical-align="baseline"/>
      <style:text-properties style:font-name="Calibri" fo:font-size="11pt" fo:language="en" fo:country="US" style:font-name-asian="Calibri1" style:font-size-asian="11pt" style:language-asian="en" style:country-asian="US" style:font-size-complex="11pt"/>
    </style:style>
    <style:style style:name="P54" style:family="paragraph" style:parent-style-name="HTML_20_Preformatted">
      <loext:graphic-properties draw:fill="solid" draw:fill-color="#eff0f1"/>
      <style:paragraph-properties fo:text-align="center" style:justify-single-word="false" fo:background-color="#eff0f1" style:vertical-align="baseline"/>
      <style:text-properties style:font-name="Calibri" fo:font-size="11pt" style:font-name-asian="Calibri1" style:font-size-asian="11pt" style:language-asian="en" style:country-asian="US" style:font-size-complex="11pt"/>
    </style:style>
    <style:style style:name="P55" style:family="paragraph" style:parent-style-name="HTML_20_Preformatted" style:list-style-name="WWNum1">
      <loext:graphic-properties draw:fill="solid" draw:fill-color="#f6f8fa"/>
      <style:paragraph-properties fo:background-color="#f6f8fa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6" style:family="paragraph" style:parent-style-name="HTML_20_Preformatted">
      <loext:graphic-properties draw:fill="solid" draw:fill-color="#f6f8fa"/>
      <style:paragraph-properties fo:margin-left="1.27cm" fo:margin-right="0cm" fo:text-indent="0cm" style:auto-text-indent="false" fo:background-color="#f6f8fa"/>
      <style:text-properties style:font-name="Georgia" fo:letter-spacing="-0.002cm" fo:background-color="#ffffff"/>
    </style:style>
    <style:style style:name="P57" style:family="paragraph" style:parent-style-name="Normal_20__28_Web_29_" style:list-style-name="WWNum1">
      <loext:graphic-properties draw:fill="solid" draw:fill-color="#ffffff"/>
      <style:paragraph-properties fo:margin-top="0cm" fo:margin-bottom="0cm" loext:contextual-spacing="false" fo:background-color="#ffffff"/>
    </style:style>
    <style:style style:name="P58" style:family="paragraph" style:parent-style-name="Normal_20__28_Web_29_" style:list-style-name="WWNum1">
      <loext:graphic-properties draw:fill="solid" draw:fill-color="#ffffff"/>
      <style:paragraph-properties fo:margin-top="0cm" fo:margin-bottom="0cm" loext:contextual-spacing="false" fo:background-color="#ffffff"/>
      <style:text-properties fo:color="#24292e" style:font-name="Segoe UI" fo:language="en" fo:country="US" style:font-name-complex="Segoe UI1"/>
    </style:style>
    <style:style style:name="P59" style:family="paragraph" style:parent-style-name="Normal_20__28_Web_29_">
      <loext:graphic-properties draw:fill="solid" draw:fill-color="#ffffff"/>
      <style:paragraph-properties fo:margin-left="1.27cm" fo:margin-right="0cm" fo:margin-top="0.397cm" fo:margin-bottom="0cm" loext:contextual-spacing="false" fo:text-indent="0cm" style:auto-text-indent="false" fo:background-color="#ffffff"/>
      <style:text-properties fo:color="#24292e" style:font-name="Segoe UI" fo:language="en" fo:country="US" style:font-name-complex="Segoe UI1"/>
    </style:style>
    <style:style style:name="P60" style:family="paragraph" style:parent-style-name="Normal_20__28_Web_29_">
      <loext:graphic-properties draw:fill="solid" draw:fill-color="#ffffff"/>
      <style:paragraph-properties fo:margin-top="0cm" fo:margin-bottom="0.423cm" loext:contextual-spacing="false" fo:background-color="#ffffff" style:vertical-align="baseline"/>
      <style:text-properties fo:color="#242729" style:font-name="inherit" fo:font-size="8.5pt" style:font-size-asian="8.5pt" style:font-name-complex="Arial" style:font-size-complex="8.5pt"/>
    </style:style>
    <style:style style:name="P61" style:family="paragraph" style:parent-style-name="Normal_20__28_Web_29_">
      <loext:graphic-properties draw:fill="solid" draw:fill-color="#ffffff"/>
      <style:paragraph-properties fo:margin-top="0cm" fo:margin-bottom="0.423cm" loext:contextual-spacing="false" fo:background-color="#ffffff" style:vertical-align="baseline"/>
      <style:text-properties fo:color="#242729" style:font-name="inherit" fo:font-size="8.5pt" fo:background-color="#00ff00" style:font-size-asian="8.5pt" style:font-name-complex="Arial" style:font-size-complex="8.5pt"/>
    </style:style>
    <style:style style:name="P62" style:family="paragraph" style:parent-style-name="Preformatted_20_Text">
      <style:text-properties officeooo:rsid="0007fb13" officeooo:paragraph-rsid="0017c237"/>
    </style:style>
    <style:style style:name="T1" style:family="text">
      <style:text-properties fo:color="#303336" style:font-name="inherit" fo:language="en" fo:country="US" fo:background-color="#eff0f1" loext:char-shading-value="0" loext:padding="0cm" loext:border="none"/>
    </style:style>
    <style:style style:name="T2" style:family="text">
      <style:text-properties fo:color="#303336" style:font-name="inherit" fo:font-size="7.5pt" fo:background-color="#eff0f1" loext:char-shading-value="0" style:font-size-asian="7.5pt" style:font-name-complex="Consolas1" style:font-size-complex="7.5pt" loext:padding="0cm" loext:border="none"/>
    </style:style>
    <style:style style:name="T3" style:family="text">
      <style:text-properties fo:color="#303336" style:font-name="inherit" fo:font-size="7.5pt" fo:background-color="#00ff00" loext:char-shading-value="0" style:font-size-asian="7.5pt" style:font-name-complex="Consolas1" style:font-size-complex="7.5pt" loext:padding="0cm" loext:border="none"/>
    </style:style>
    <style:style style:name="T4" style:family="text">
      <style:text-properties fo:color="#303336" style:font-name="inherit" fo:font-size="7.5pt" fo:language="en" fo:country="US" fo:background-color="#eff0f1" loext:char-shading-value="0" style:font-size-asian="7.5pt" style:font-name-complex="Consolas1" style:font-size-complex="7.5pt" loext:padding="0cm" loext:border="none"/>
    </style:style>
    <style:style style:name="T5" style:family="text">
      <style:text-properties fo:color="#7d2727" style:font-name="inherit" fo:language="en" fo:country="US" fo:background-color="#eff0f1" loext:char-shading-value="0" loext:padding="0cm" loext:border="none"/>
    </style:style>
    <style:style style:name="T6" style:family="text">
      <style:text-properties fo:color="#7d2727" style:font-name="inherit" fo:font-size="7.5pt" fo:language="en" fo:country="US" fo:background-color="#eff0f1" loext:char-shading-value="0" style:font-size-asian="7.5pt" style:font-name-complex="Consolas1" style:font-size-complex="7.5pt" loext:padding="0cm" loext:border="none"/>
    </style:style>
    <style:style style:name="T7" style:family="text">
      <style:text-properties fo:color="#7d2727" style:font-name="inherit" fo:font-size="7.5pt" fo:background-color="#eff0f1" loext:char-shading-value="0" style:font-size-asian="7.5pt" style:font-name-complex="Consolas1" style:font-size-complex="7.5pt" loext:padding="0cm" loext:border="none"/>
    </style:style>
    <style:style style:name="T8" style:family="text">
      <style:text-properties fo:color="#858c93" style:font-name="inherit" fo:language="en" fo:country="US" fo:background-color="#eff0f1" loext:char-shading-value="0" loext:padding="0cm" loext:border="none"/>
    </style:style>
    <style:style style:name="T9" style:family="text">
      <style:text-properties fo:color="#858c93" style:font-name="inherit" fo:font-size="7.5pt" fo:background-color="#eff0f1" loext:char-shading-value="0" style:font-size-asian="7.5pt" style:font-name-complex="Consolas1" style:font-size-complex="7.5pt" loext:padding="0cm" loext:border="none"/>
    </style:style>
    <style:style style:name="T10" style:family="text">
      <style:text-properties style:font-name="inherit" fo:language="en" fo:country="US" fo:background-color="#eff0f1" loext:char-shading-value="0" loext:padding="0cm" loext:border="none"/>
    </style:style>
    <style:style style:name="T11" style:family="text">
      <style:text-properties fo:color="#242729" style:font-name="Consolas" fo:font-size="7.5pt" fo:language="en" fo:country="US" fo:background-color="#eff0f1" loext:char-shading-value="0" style:font-size-asian="7.5pt" style:font-name-complex="Consolas1" style:font-size-complex="7.5pt" loext:padding="0cm" loext:border="none"/>
    </style:style>
    <style:style style:name="T12" style:family="text">
      <style:text-properties fo:color="#242729" style:font-name="Consolas" fo:font-size="7.5pt" fo:background-color="#eff0f1" loext:char-shading-value="0" style:font-size-asian="7.5pt" style:font-name-complex="Consolas1" style:font-size-complex="7.5pt" loext:padding="0cm" loext:border="none"/>
    </style:style>
    <style:style style:name="T13" style:family="text">
      <style:text-properties fo:color="#242729" style:font-name="inherit" fo:font-size="8.5pt" fo:language="en" fo:country="US" style:font-size-asian="8.5pt" style:font-name-complex="Arial" style:font-size-complex="8.5pt"/>
    </style:style>
    <style:style style:name="T14" style:family="text">
      <style:text-properties fo:color="#242729" style:font-name="inherit" fo:font-size="8.5pt" style:font-size-asian="8.5pt" style:font-name-complex="Arial" style:font-size-complex="8.5pt"/>
    </style:style>
    <style:style style:name="T15" style:family="text">
      <style:text-properties fo:color="#242729" style:font-name="inherit" fo:font-size="8.5pt" style:font-size-asian="8.5pt" style:font-name-complex="Arial" style:font-size-complex="8.5pt" loext:padding="0cm" loext:border="none"/>
    </style:style>
    <style:style style:name="T16" style:family="text">
      <style:text-properties fo:color="#242729" style:text-line-through-style="solid" style:text-line-through-type="single" style:font-name="inherit" fo:font-size="8.5pt" style:font-size-asian="8.5pt" style:font-name-complex="Arial" style:font-size-complex="8.5pt" loext:padding="0cm" loext:border="none"/>
    </style:style>
    <style:style style:name="T17" style:family="text">
      <style:text-properties style:font-name="Lucida Console" fo:font-size="9pt" fo:language="en" fo:country="US" fo:font-weight="bold" fo:background-color="#c0c0c0" loext:char-shading-value="0" style:font-size-asian="9pt" style:font-weight-asian="bold" style:font-name-complex="Lucida Console1" style:font-size-complex="9pt"/>
    </style:style>
    <style:style style:name="T18" style:family="text">
      <style:text-properties style:font-name="Lucida Console" fo:font-size="9pt" fo:language="en" fo:country="US" style:font-size-asian="9pt" style:font-name-complex="Lucida Console1" style:font-size-complex="9pt"/>
    </style:style>
    <style:style style:name="T19" style:family="text">
      <style:text-properties style:font-name="Lucida Console" fo:font-size="9pt" fo:language="en" fo:country="US" fo:background-color="#ffff00" loext:char-shading-value="0" style:font-size-asian="9pt" style:font-name-complex="Lucida Console1" style:font-size-complex="9pt"/>
    </style:style>
    <style:style style:name="T20" style:family="text">
      <style:text-properties style:font-name="Lucida Console" fo:font-size="9pt" fo:font-weight="bold" fo:background-color="#c0c0c0" loext:char-shading-value="0" style:font-size-asian="9pt" style:font-weight-asian="bold" style:font-name-complex="Lucida Console1" style:font-size-complex="9pt"/>
    </style:style>
    <style:style style:name="T21" style:family="text">
      <style:text-properties style:font-name="Lucida Console" fo:font-size="9pt" style:font-size-asian="9pt" style:font-name-complex="Lucida Console1" style:font-size-complex="9pt"/>
    </style:style>
    <style:style style:name="T22" style:family="text">
      <style:text-properties style:font-name="Lucida Console" fo:font-size="9pt" fo:background-color="#ffff00" loext:char-shading-value="0" style:font-size-asian="9pt" style:font-name-complex="Lucida Console1" style:font-size-complex="9pt"/>
    </style:style>
    <style:style style:name="T23" style:family="text">
      <style:text-properties style:font-name="Lucida Console" fo:font-size="14pt" fo:language="en" fo:country="US" fo:font-weight="bold" fo:background-color="#c0c0c0" loext:char-shading-value="0" style:font-size-asian="14pt" style:font-weight-asian="bold" style:font-name-complex="Lucida Console1" style:font-size-complex="14pt"/>
    </style:style>
    <style:style style:name="T24" style:family="text">
      <style:text-properties style:font-name="Lucida Console" fo:font-size="14pt" fo:language="en" fo:country="US" fo:font-weight="bold" fo:background-color="#00ff00" loext:char-shading-value="0" style:font-size-asian="14pt" style:font-weight-asian="bold" style:font-name-complex="Lucida Console1" style:font-size-complex="14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bold" style:font-weight-asian="bold"/>
    </style:style>
    <style:style style:name="T27" style:family="text">
      <style:text-properties fo:language="en" fo:country="US" fo:font-weight="bold" fo:background-color="#ffff00" loext:char-shading-value="0" style:font-weight-asian="bold"/>
    </style:style>
    <style:style style:name="T28" style:family="text">
      <style:text-properties fo:language="en" fo:country="US" fo:background-color="#ffff00" loext:char-shading-value="0"/>
    </style:style>
    <style:style style:name="T29" style:family="text">
      <style:text-properties fo:color="#0086b3" style:font-name="Consolas" fo:language="en" fo:country="US" fo:background-color="#f5f5f5" loext:char-shading-value="0" style:font-name-complex="Consolas1"/>
    </style:style>
    <style:style style:name="T30" style:family="text">
      <style:text-properties fo:color="#333333" style:font-name="Consolas" fo:language="en" fo:country="US" fo:background-color="#f5f5f5" loext:char-shading-value="0" style:font-name-complex="Consolas1"/>
    </style:style>
    <style:style style:name="T31" style:family="text">
      <style:text-properties fo:color="#333333" style:font-name="Consolas" fo:language="en" fo:country="US" loext:padding="0cm" loext:border="none"/>
    </style:style>
    <style:style style:name="T32" style:family="text">
      <style:text-properties fo:color="#333333" style:font-name="Consolas" fo:language="en" fo:country="US" fo:font-weight="bold" fo:background-color="#c0c0c0" loext:char-shading-value="0" style:font-weight-asian="bold" loext:padding="0cm" loext:border="none"/>
    </style:style>
    <style:style style:name="T33" style:family="text">
      <style:text-properties fo:color="#333333" style:font-name="Consolas" loext:padding="0cm" loext:border="none"/>
    </style:style>
    <style:style style:name="T34" style:family="text">
      <style:text-properties fo:color="#333333" style:font-name="Consolas" fo:font-size="7pt" fo:language="en" fo:country="US" fo:background-color="#f5f5f5" loext:char-shading-value="0" style:font-size-asian="7pt" style:font-name-complex="Consolas1" style:font-size-complex="7pt"/>
    </style:style>
    <style:style style:name="T35" style:family="text">
      <style:text-properties fo:color="#333333" style:text-line-through-style="solid" style:text-line-through-type="single" style:font-name="Consolas" fo:font-size="7.5pt" fo:language="en" fo:country="US" fo:background-color="#f5f5f5" loext:char-shading-value="0" style:font-name-asian="Times New Roman1" style:font-size-asian="7.5pt" style:language-asian="ru" style:country-asian="RU" style:font-name-complex="Consolas1" style:font-size-complex="7.5pt"/>
    </style:style>
    <style:style style:name="T36" style:family="text">
      <style:text-properties fo:color="#df5000" style:font-name="Consolas" fo:language="en" fo:country="US" fo:background-color="#f5f5f5" loext:char-shading-value="0" style:font-name-complex="Consolas1"/>
    </style:style>
    <style:style style:name="T37" style:family="text">
      <style:text-properties fo:color="#df5000" style:text-line-through-style="solid" style:text-line-through-type="single" style:font-name="Consolas" fo:font-size="7.5pt" fo:language="en" fo:country="US" style:font-name-asian="Times New Roman1" style:font-size-asian="7.5pt" style:language-asian="ru" style:country-asian="RU" style:font-name-complex="Consolas1"/>
    </style:style>
    <style:style style:name="T38" style:family="text">
      <style:text-properties fo:color="#24292e" style:font-name="Segoe UI" style:font-name-complex="Segoe UI1"/>
    </style:style>
    <style:style style:name="T39" style:family="text">
      <style:text-properties fo:color="#24292e" style:font-name="Segoe UI" fo:language="en" fo:country="US" style:font-name-complex="Segoe UI1"/>
    </style:style>
    <style:style style:name="T40" style:family="text">
      <style:text-properties fo:color="#24292e" style:font-name="Segoe UI" fo:language="en" fo:country="US" fo:background-color="#ffffff" loext:char-shading-value="0" style:font-name-complex="Segoe UI1"/>
    </style:style>
    <style:style style:name="T41" style:family="text">
      <style:text-properties style:font-name="Georgia" fo:letter-spacing="-0.002cm" fo:background-color="#ffffff" loext:char-shading-value="0"/>
    </style:style>
    <style:style style:name="T42" style:family="text">
      <style:text-properties style:font-name="Georgia" fo:letter-spacing="-0.002cm" fo:language="en" fo:country="US" fo:background-color="#ffffff" loext:char-shading-value="0"/>
    </style:style>
    <style:style style:name="T43" style:family="text">
      <style:text-properties fo:color="#0366d6" style:font-name="Segoe UI" fo:language="en" fo:country="US" style:font-name-complex="Segoe UI1"/>
    </style:style>
    <style:style style:name="T44" style:family="text">
      <style:text-properties fo:font-weight="bold" style:font-weight-asian="bold"/>
    </style:style>
    <style:style style:name="T45" style:family="text">
      <style:text-properties fo:font-weight="bold" officeooo:rsid="0007a583" fo:background-color="#cccccc" loext:char-shading-value="0" style:font-weight-asian="bold" style:font-weight-complex="bold"/>
    </style:style>
    <style:style style:name="T46" style:family="text">
      <style:text-properties fo:font-weight="bold" officeooo:rsid="00064568" fo:background-color="#cccccc" loext:char-shading-value="0" style:font-weight-asian="bold" style:font-weight-complex="bold"/>
    </style:style>
    <style:style style:name="T47" style:family="text">
      <style:text-properties fo:background-color="#ffff00" loext:char-shading-value="0"/>
    </style:style>
    <style:style style:name="T48" style:family="text">
      <style:text-properties fo:color="#969896" style:text-line-through-style="solid" style:text-line-through-type="single" style:font-name="Consolas" fo:font-size="7.5pt" fo:language="en" fo:country="US" style:font-name-asian="Times New Roman1" style:font-size-asian="7.5pt" style:language-asian="ru" style:country-asian="RU" style:font-name-complex="Consolas1"/>
    </style:style>
    <style:style style:name="T49" style:family="text">
      <style:text-properties fo:color="#a71d5d" style:text-line-through-style="solid" style:text-line-through-type="single" style:font-name="Consolas" fo:font-size="7.5pt" fo:language="en" fo:country="US" style:font-name-asian="Times New Roman1" style:font-size-asian="7.5pt" style:language-asian="ru" style:country-asian="RU" style:font-name-complex="Consolas1"/>
    </style:style>
    <style:style style:name="T50" style:family="text">
      <style:text-properties fo:color="#005999" style:font-name="Consolas" fo:font-size="7.5pt" style:text-underline-style="solid" style:text-underline-width="auto" style:text-underline-color="font-color" fo:background-color="#eff0f1" loext:char-shading-value="0" style:font-size-asian="7.5pt" style:font-name-complex="Consolas1" style:font-size-complex="7.5pt" loext:padding="0cm" loext:border="none"/>
    </style:style>
    <style:style style:name="T51" style:family="text">
      <style:text-properties fo:color="#005999" style:font-name="Consolas" fo:font-size="7.5pt" style:text-underline-style="solid" style:text-underline-width="auto" style:text-underline-color="font-color" fo:font-weight="bold" fo:background-color="#eff0f1" loext:char-shading-value="0" style:font-size-asian="7.5pt" style:font-weight-asian="bold" style:font-name-complex="Consolas1" style:font-size-complex="7.5pt" style:font-weight-complex="bold" loext:padding="0cm" loext:border="none"/>
    </style:style>
    <style:style style:name="T52" style:family="text">
      <style:text-properties fo:color="#005999" style:font-name="inherit" fo:font-size="8.5pt" style:font-size-asian="8.5pt" style:font-name-complex="Arial" style:font-size-complex="8.5pt" loext:padding="0cm" loext:border="none"/>
    </style:style>
    <style:style style:name="T53" style:family="text">
      <style:text-properties fo:color="#005999" style:font-name="inherit" fo:font-size="8.5pt" fo:font-weight="bold" style:font-size-asian="8.5pt" style:font-weight-asian="bold" style:font-name-complex="Arial" style:font-size-complex="8.5pt" style:font-weight-complex="bold" loext:padding="0cm" loext:border="none"/>
    </style:style>
    <style:style style:name="T54" style:family="text">
      <style:text-properties fo:color="#101094" style:font-name="inherit" fo:font-size="7.5pt" fo:language="en" fo:country="US" fo:background-color="#eff0f1" loext:char-shading-value="0" style:font-size-asian="7.5pt" style:font-name-complex="Consolas1" style:font-size-complex="7.5pt" loext:padding="0cm" loext:border="none"/>
    </style:style>
    <style:style style:name="T55" style:family="text">
      <style:text-properties officeooo:rsid="0007a583"/>
    </style:style>
    <style:style style:name="T56" style:family="text">
      <style:text-properties officeooo:rsid="000645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test</text:p>
      <text:p text:style-name="P18">Создание репозитория</text:p>
      <text:p text:style-name="P18">Из локального репозитория в удаленный</text:p>
      <text:p text:style-name="P18"/>
      <text:p text:style-name="P19"><text:span text:style-name="pln"><text:span text:style-name="T1">curl </text:span></text:span><text:span text:style-name="pun"><text:span text:style-name="T1">-</text:span></text:span><text:span text:style-name="pln"><text:span text:style-name="T1">u </text:span></text:span><text:span text:style-name="str"><text:span text:style-name="T5">'USER'</text:span></text:span><text:span text:style-name="pln"><text:span text:style-name="T1"> https</text:span></text:span><text:span text:style-name="pun"><text:span text:style-name="T1">:</text:span></text:span><text:span text:style-name="com"><text:span text:style-name="T8">//api.github.com/user/repos -d '{"name":"REPO"}'</text:span></text:span></text:p>
      <text:p text:style-name="P19"><text:span text:style-name="T1">git remote add origin </text:span><text:a xlink:type="simple" xlink:href="mailto:git@github.com:USER/REPO.git" text:style-name="ListLabel_20_1" text:visited-style-name="ListLabel_20_1"><text:span text:style-name="Internet_20_link"><text:span text:style-name="T10">git@github.com:USER/REPO.git</text:span></text:span></text:a></text:p>
      <text:p text:style-name="P25">git push origin master<text:bookmark text:name="_GoBack"/></text:p>
      <text:p text:style-name="P20"/>
      <text:p text:style-name="P20"/>
      <text:p text:style-name="P19"><text:span text:style-name="HTML_20_Code"><text:span text:style-name="T11">{</text:span></text:span></text:p>
      <text:p text:style-name="P19"><text:span text:style-name="HTML_20_Code"><text:span text:style-name="T11"><text:s text:c="2"/>"name": "&lt;Repo Name&gt;",</text:span></text:span></text:p>
      <text:p text:style-name="P19"><text:span text:style-name="HTML_20_Code"><text:span text:style-name="T11"><text:s text:c="2"/>"description": "&lt;Some message&gt;",</text:span></text:span></text:p>
      <text:p text:style-name="P19"><text:span text:style-name="HTML_20_Code"><text:span text:style-name="T11"><text:s text:c="2"/>"homepage": "https://github.com",</text:span></text:span></text:p>
      <text:p text:style-name="P19"><text:span text:style-name="HTML_20_Code"><text:span text:style-name="T11"><text:s text:c="2"/>"private": false,</text:span></text:span></text:p>
      <text:p text:style-name="P19"><text:span text:style-name="HTML_20_Code"><text:span text:style-name="T11">}</text:span></text:span></text:p>
      <text:p text:style-name="P20"/>
      <text:p text:style-name="P21"><text:span text:style-name="HTML_20_Code"/></text:p>
      <text:p text:style-name="P1"/>
      <text:p text:style-name="P33">git init</text:p>
      <text:p text:style-name="P33">curl -u 'user_name:password' https://api.github.com/user/repos -d '{"name":"wp1.loc"}'</text:p>
      <text:p text:style-name="Standard"><text:span text:style-name="T17">git remote add origin </text:span><text:a xlink:type="simple" xlink:href="mailto:git@github.com:Alex-Smil/wp1.loc.git" text:style-name="ListLabel_20_2" text:visited-style-name="ListLabel_20_2"><text:span text:style-name="T17">git@github.com:user_name/wp1.loc.git</text:span></text:a></text:p>
      <text:p text:style-name="P13">Если при <text:span text:style-name="T25">remote</text:span> выдает ошибку:</text:p>
      <text:p text:style-name="P32">fatal: remote origin already exists.</text:p>
      <text:p text:style-name="P13">то:</text:p>
      <text:p text:style-name="P9"><text:span text:style-name="hljs-attribute"><text:span text:style-name="T29">git</text:span></text:span><text:span text:style-name="T30"> remote set-url origin https://yourusername</text:span><text:span text:style-name="hljs-variable"><text:span text:style-name="T36">@github</text:span></text:span><text:span text:style-name="T30">.com/user/repo.git</text:span></text:p>
      <text:p text:style-name="P10"/>
      <text:p text:style-name="P9"><text:span text:style-name="hljs-attribute"><text:span text:style-name="T29">git</text:span></text:span><text:span text:style-name="T30"> remote set-url origin ssh://git</text:span><text:span text:style-name="hljs-variable"><text:span text:style-name="T36">@github</text:span></text:span><text:span text:style-name="T30">.com/derekerdmann/lunch_call.git</text:span></text:p>
      <text:p text:style-name="P1"/>
      <text:p text:style-name="P9"><text:span text:style-name="hljs-attribute"><text:span text:style-name="T29">git</text:span></text:span><text:span text:style-name="T30"> remote set-url origin https://Alex-Smil</text:span><text:span text:style-name="hljs-variable"><text:span text:style-name="T36">@github</text:span></text:span><text:span text:style-name="T30">.com/user/habr-uniapp.git</text:span></text:p>
      <text:p text:style-name="P10"/>
      <text:p text:style-name="P9"><text:span text:style-name="hljs-attribute"><text:span text:style-name="T29">git</text:span></text:span><text:span text:style-name="T30"> remote set-url origin ssh://git</text:span><text:span text:style-name="hljs-variable"><text:span text:style-name="T36">@github</text:span></text:span><text:span text:style-name="T30">.com/Alex-Smil/habr-uniapp.git</text:span></text:p>
      <text:p text:style-name="P1"/>
      <text:p text:style-name="Standard">Далее<text:span text:style-name="T25"> git add . – git commit </text:span>и<text:span text:style-name="T25"> </text:span>т<text:span text:style-name="T25">.</text:span>д<text:span text:style-name="T25">.</text:span></text:p>
      <text:p text:style-name="P33">git push -u origin master</text:p>
      <text:p text:style-name="P4"><text:span text:style-name="T22">Если</text:span><text:span text:style-name="T19"> git push </text:span><text:span text:style-name="T22">не</text:span><text:span text:style-name="T19"> </text:span><text:span text:style-name="T22">сработал</text:span><text:span text:style-name="T19"> </text:span><text:span text:style-name="T22">и</text:span><text:span text:style-name="T19"> </text:span><text:span text:style-name="T22">вывелась</text:span><text:span text:style-name="T19"> </text:span><text:span text:style-name="T22">ошибка</text:span><text:span text:style-name="T19">:</text:span><text:span text:style-name="T18"><text:line-break/></text:span></text:p>
      <text:p text:style-name="P26">git@github.com: Permission denied (publickey).</text:p>
      <text:p text:style-name="P26">fatal: Could not read from remote repository.</text:p>
      <text:p text:style-name="P4"><text:a xlink:type="simple" xlink:href="https://help.github.com/en/enterprise/2.17/user/authenticating-to-github/generating-a-new-ssh-key-and-adding-it-to-the-ssh-agent" text:style-name="ListLabel_20_3" text:visited-style-name="ListLabel_20_3"><text:span text:style-name="Internet_20_link"><text:span text:style-name="T25">https://help.github.com/en/enterprise/2.17/user/authenticating-to-github/generating-a-new-ssh-key-and-adding-it-to-the-ssh-agent</text:span></text:span></text:a></text:p>
      <text:p text:style-name="P5"/>
      <text:p text:style-name="P29">Это значит, что надо настроить ключи:</text:p>
      <text:p text:style-name="P31">Generating a new SSH key:</text:p>
      <text:list xml:id="list1007980236" text:style-name="WWNum1">
        <text:list-item>
          <text:p text:style-name="P57"><text:span text:style-name="T38">Open </text:span><text:span text:style-name="platform-windows"><text:span text:style-name="T38">Git Bash</text:span></text:span><text:span text:style-name="T38">.</text:span></text:p>
        </text:list-item>
        <text:list-item>
          <text:p text:style-name="P58">Paste the text below, substituting in your GitHub email address.</text:p>
        </text:list-item>
      </text:list>
      <text:p text:style-name="P15"><text:span text:style-name="HTML_20_Code"><text:span text:style-name="T31">$ </text:span></text:span><text:span text:style-name="HTML_20_Code"><text:span text:style-name="T32">ssh-keygen -t rsa -b 4096 -C "</text:span></text:span><text:span text:style-name="Emphasis"><text:span text:style-name="T32">your_email@example.com</text:span></text:span><text:span text:style-name="HTML_20_Code"><text:span text:style-name="T32">"</text:span></text:span></text:p>
      <text:p text:style-name="P59"><text:soft-page-break/>This creates a new ssh key, using the provided email as a label.</text:p>
      <text:p text:style-name="P15"><text:span text:style-name="HTML_20_Code"><text:span text:style-name="T31">&gt; Generating public/private rsa key pair.</text:span></text:span></text:p>
      <text:list xml:id="list183211748664219" text:continue-numbering="true" text:style-name="WWNum1">
        <text:list-item>
          <text:p text:style-name="P57"><text:span text:style-name="T39">When you're prompted to "Enter a file in which to save the key," press Enter. </text:span><text:span text:style-name="T38">This accepts the default file location.</text:span></text:p>
        </text:list-item>
      </text:list>
      <text:p text:style-name="P15"><text:span text:style-name="HTML_20_Code"><text:span text:style-name="T31">&gt; Enter a file in which to save the key (/c/Users/</text:span></text:span><text:span text:style-name="Emphasis"><text:span text:style-name="T31">you</text:span></text:span><text:span text:style-name="HTML_20_Code"><text:span text:style-name="T31">/.ssh/id_rsa):</text:span></text:span><text:span text:style-name="Emphasis"><text:span text:style-name="T31">[Press enter]</text:span></text:span></text:p>
      <text:p text:style-name="P15"><text:span text:style-name="Emphasis"><text:span text:style-name="T33">Если не указывать путь куда будет сохранен ключ, то по умолч.сохраняет в C:\Users\Smile\.ssh</text:span></text:span></text:p>
      <text:p text:style-name="P16"/>
      <text:p text:style-name="P16">passphrase можно оставить пустой, если вы уверены, что ваш комп не украдут (или вам на это насрать).</text:p>
      <text:p text:style-name="P17"/>
      <text:list xml:id="list183212515201159" text:continue-numbering="true" text:style-name="WWNum1">
        <text:list-item>
          <text:p text:style-name="P57"><text:span text:style-name="T39">At thetype a secure passphrase. For more information, see </text:span><text:a xlink:type="simple" xlink:href="https://help.github.com/en/articles/working-with-ssh-key-passphrases" text:style-name="ListLabel_20_4" text:visited-style-name="ListLabel_20_4"><text:span text:style-name="Internet_20_link"><text:span text:style-name="T43">"Working with SSH key passphrases"</text:span></text:span></text:a><text:span text:style-name="T39">.</text:span></text:p>
        </text:list-item>
        <text:list-item>
          <text:p text:style-name="P55"><text:span text:style-name="HTML_20_Code"><text:span text:style-name="T31">&gt; Enter passphrase (empty for no passphrase): </text:span></text:span><text:span text:style-name="Emphasis"><text:span text:style-name="T31">[Type a passphrase]</text:span></text:span></text:p>
        </text:list-item>
      </text:list>
      <text:p text:style-name="P15"><text:span text:style-name="HTML_20_Code"><text:span text:style-name="T31">&gt; Enter same passphrase again: </text:span></text:span><text:span text:style-name="Emphasis"><text:span text:style-name="T31">[Type passphrase again]</text:span></text:span></text:p>
      <text:p text:style-name="P6"/>
      <text:p text:style-name="P4"><text:span text:style-name="T18">Ensure the ssh-agent is running:</text:span><text:span text:style-name="T40"> </text:span></text:p>
      <text:p text:style-name="P4"><text:span text:style-name="T23">eval </text:span><text:span text:style-name="T24">`</text:span><text:span text:style-name="T23">ssh-agent -s</text:span><text:span text:style-name="T24">`</text:span></text:p>
      <text:p text:style-name="P5"/>
      <text:p text:style-name="P4"><text:span text:style-name="T17">ssh</text:span><text:span text:style-name="T20">-</text:span><text:span text:style-name="T17">add</text:span><text:span text:style-name="T20"> ~/.</text:span><text:span text:style-name="T17">ssh</text:span><text:span text:style-name="T20">/</text:span><text:span text:style-name="T17">id</text:span><text:span text:style-name="T20">_</text:span><text:span text:style-name="T17">rsa</text:span></text:p>
      <text:p text:style-name="P30">если все ок, то увидим:</text:p>
      <text:p text:style-name="P27">Identity added: /c/Users/Smile/.ssh/id_alex-ism (/c/Users/Smile/.ssh/pr_key_name)</text:p>
      <text:p text:style-name="P5"/>
      <text:p text:style-name="P5"/>
      <text:p text:style-name="P5">Add a new SSH key to your GitHub account:</text:p>
      <text:p text:style-name="P5">В разделе Settings - SSH and GPG keys - New SSH key – в поле key вставляем ключ из файла id_rsa.pub (по умолч. См в папке C:\Users\Саша\.ssh) - Add SSH key</text:p>
      <text:p text:style-name="P5">В папке C:\Users\Саша\.ssh </text:p>
      <text:p text:style-name="P5"/>
      <text:p text:style-name="P4"><text:span text:style-name="T21">Мое</text:span><text:span text:style-name="T18"> </text:span><text:span text:style-name="T21">ключ</text:span><text:span text:style-name="T18">. </text:span><text:span text:style-name="T21">слово</text:span></text:p>
      <text:p text:style-name="P22"><text:span text:style-name="HTML_20_Code"><text:span text:style-name="T31">&gt; Enter passphrase (empty for no passphrase): </text:span></text:span><text:span text:style-name="Emphasis"><text:span text:style-name="T31">[Type a passphrase] - key_word</text:span></text:span></text:p>
      <text:p text:style-name="P22"><text:span text:style-name="HTML_20_Code"><text:span text:style-name="T31">&gt; Enter same passphrase again: </text:span></text:span><text:span text:style-name="Emphasis"><text:span text:style-name="T31">[Type passphrase again] - key_word</text:span></text:span></text:p>
      <text:p text:style-name="P5"/>
      <text:p text:style-name="P7"/>
      <text:p text:style-name="P4"><text:span text:style-name="T34"><text:line-break/>src: </text:span><text:a xlink:type="simple" xlink:href="http://qaru.site/questions/15307/pushing-to-git-returning-error-code-403-fatal-http-request-failed" text:style-name="ListLabel_20_3" text:visited-style-name="ListLabel_20_3"><text:span text:style-name="Internet_20_link"><text:span text:style-name="T25">http://qaru.site/questions/15307/pushing-to-git-returning-error-code-403-fatal-http-request-failed</text:span></text:span></text:a></text:p>
      <text:p text:style-name="P5"/>
      <text:p text:style-name="P5"/>
      <text:p text:style-name="P4"><text:span text:style-name="T18">Generating a new SSH key and adding it to the ssh-agent - </text:span><text:a xlink:type="simple" xlink:href="https://help.github.com/en/articles/generating-a-new-ssh-key-and-adding-it-to-the-ssh-agent" text:style-name="ListLabel_20_3" text:visited-style-name="ListLabel_20_3"><text:span text:style-name="Internet_20_link"><text:span text:style-name="T25">https://help.github.com/en/articles/generating-a-new-ssh-key-and-adding-it-to-the-ssh-agent</text:span></text:span></text:a></text:p>
      <text:p text:style-name="P8"/>
      <text:p text:style-name="Standard"><text:a xlink:type="simple" xlink:href="https://stackoverflow.com/questions/17846529/could-not-open-a-connection-to-your-authentication-agent" text:style-name="ListLabel_20_3" text:visited-style-name="ListLabel_20_3"><text:span text:style-name="Internet_20_link"><text:span text:style-name="T25">https://stackoverflow.com/questions/17846529/could-not-open-a-connection-to-your-authentication-agent</text:span></text:span></text:a></text:p>
      <text:p text:style-name="Standard"><text:a xlink:type="simple" xlink:href="https://stackoverflow.com/questions/30816966/github-permission-denied-publickey-but-i-got-youve-successfully-authenticat" text:style-name="ListLabel_20_3" text:visited-style-name="ListLabel_20_3"><text:span text:style-name="Internet_20_link"><text:span text:style-name="T25">https://stackoverflow.com/questions/30816966/github-permission-denied-publickey-but-i-got-youve-successfully-authenticat</text:span></text:span></text:a></text:p>
      <text:p text:style-name="P1"/>
      <text:p text:style-name="Standard">Узнать<text:span text:style-name="T25"> </text:span>текущего<text:span text:style-name="T25"> </text:span>юзера<text:span text:style-name="T25">:</text:span></text:p>
      <text:p text:style-name="P34">git config user.name &amp;&amp; git config user.email</text:p>
      <text:p text:style-name="Standard"><text:span text:style-name="T41">Переключиться</text:span><text:span text:style-name="T42"> </text:span><text:span text:style-name="T41">на</text:span><text:span text:style-name="T42"> </text:span><text:span text:style-name="T41">нужного</text:span><text:span text:style-name="T42"> </text:span><text:span text:style-name="T41">юзера</text:span><text:span text:style-name="T42">:</text:span></text:p>
      <text:p text:style-name="P3">git config user.name "alex-ismailov" &amp;&amp; git config user.email "alexander.is.dev@gmail.com"</text:p>
      <text:p text:style-name="P3"><text:soft-page-break/>git config user.name "Alex-Smil" &amp;&amp; git config user.email "alexsmile39@gmail.com"</text:p>
      <text:p text:style-name="P3"/>
      <text:p text:style-name="P37">Создание репозитория</text:p>
      <text:p text:style-name="P37">Клонирование удаленного (уже существующего) репозитория на локальный</text:p>
      <text:p text:style-name="Standard">1. создаю удаленный репозиторий</text:p>
      <text:p text:style-name="Standard">2. клонирую удаленный репозиторий в локальную папку.</text:p>
      <text:p text:style-name="Standard"><text:s text:c="4"/><text:tab/><text:span text:style-name="T25">git clone https://github.com/user_name/GitHub-experiments-Repo.git</text:span></text:p>
      <text:p text:style-name="Standard"><text:span text:style-name="T25"><text:s text:c="4"/></text:span>3. наполняем папку далее</text:p>
      <text:p text:style-name="Standard"><text:s text:c="4"/><text:span text:style-name="T25">git</text:span> <text:span text:style-name="T25">add</text:span> <text:span text:style-name="T25">name</text:span>_<text:span text:style-name="T25">file</text:span></text:p>
      <text:p text:style-name="Standard"><text:s text:c="4"/><text:span text:style-name="T25">git git commit -m"text of message"</text:span></text:p>
      <text:p text:style-name="P2"/>
      <text:p text:style-name="P2">***** git add </text:p>
      <text:p text:style-name="P1">git add "*.txt"</text:p>
      <text:p text:style-name="P1"/>
      <text:p text:style-name="P1"/>
      <text:p text:style-name="P1"/>
      <text:p text:style-name="Standard"><text:span text:style-name="T25"><text:s text:c="4"/></text:span><text:span text:style-name="T47">***** посмотреть свои коммиты, логи изменений</text:span> <text:s/></text:p>
      <text:p text:style-name="Standard"><text:s text:c="4"/><text:span text:style-name="T47">git log</text:span></text:p>
      <text:p text:style-name="Standard"><text:s text:c="4"/>выход из лог журнала q</text:p>
      <text:p text:style-name="Standard"><text:s text:c="4"/>выборка из лога, например:</text:p>
      <text:p text:style-name="Standard"><text:s text:c="4"/>болле<text:span text:style-name="T25"> </text:span>подробно<text:span text:style-name="T25">:</text:span></text:p>
      <text:p text:style-name="P1"><text:s text:c="4"/>git log --pretty=format:"%h - %an, %ar : %s"</text:p>
      <text:p text:style-name="P1"/>
      <text:p text:style-name="Standard"><text:span text:style-name="T25"><text:s text:c="4"/></text:span>коммиты за отрезок времени</text:p>
      <text:p text:style-name="Standard"><text:s text:c="4"/>git log --since=2.weeks</text:p>
      <text:p text:style-name="Standard"/>
      <text:p text:style-name="Standard"><text:s text:c="4"/>из<text:span text:style-name="T25"> helpa file:///C:/Program%20Files/Git/mingw64/share/doc/git-doc/git-log.html</text:span></text:p>
      <text:p text:style-name="P1"><text:s text:c="4"/>git log --since="120 minutes ago"</text:p>
      <text:p text:style-name="P1"><text:soft-page-break/><text:s text:c="4"/>git log --since="5 minutes ago"</text:p>
      <text:p text:style-name="P1"/>
      <text:p text:style-name="P1"/>
      <text:p text:style-name="Standard"><text:span text:style-name="T25"><text:s text:c="4"/></text:span>с указанием кол-ва подробных коммитов </text:p>
      <text:p text:style-name="Standard"><text:s text:c="4"/>-2 в данном случае кол-во коммитов, можно сколко угодно</text:p>
      <text:p text:style-name="Standard"><text:s text:c="4"/>git log -p -2</text:p>
      <text:p text:style-name="Standard"><text:s text:c="4"/>просмотр файлов в текущей директории в консоли</text:p>
      <text:p text:style-name="Standard"><text:s text:c="4"/>dir</text:p>
      <text:p text:style-name="Standard"><text:s text:c="4"/>Без git</text:p>
      <text:p text:style-name="Standard"><text:tab/><text:tab/><text:span text:style-name="T47">*********** <text:s/></text:span><text:span text:style-name="T28">push</text:span><text:span text:style-name="T47"> <text:s/>************</text:span> <text:s text:c="3"/></text:p>
      <text:p text:style-name="Standard">git push -u origin master (если первый раз , настройку глянуть у афансьева)</text:p>
      <text:p text:style-name="Standard"><text:s text:c="4"/>git push (все последющие разы)</text:p>
      <text:p text:style-name="Standard"/>
      <text:p text:style-name="Standard"><text:s text:c="4"/><text:span text:style-name="T47">***** Игнорирование файлов в папке</text:span></text:p>
      <text:p text:style-name="Standard"><text:s text:c="4"/>создаем файл .gitignore - имя можно любое, но с точкой в начале</text:p>
      <text:p text:style-name="Standard"><text:s text:c="4"/>с расширением All types (*.*)</text:p>
      <text:p text:style-name="Standard"><text:s text:c="4"/>внутри пишем:</text:p>
      <text:p text:style-name="Standard"/>
      <text:p text:style-name="Standard"><text:s text:c="4"/># комментарий</text:p>
      <text:p text:style-name="Standard"/>
      <text:p text:style-name="Standard"><text:tab/># проигнорировать папку </text:p>
      <text:p text:style-name="Standard"><text:tab/># dir/<text:tab/></text:p>
      <text:p text:style-name="Standard"/>
      <text:p text:style-name="Standard"><text:tab/># проигнорировать файлы с определенным расширением в паке dir</text:p>
      <text:p text:style-name="Standard"><text:tab/><text:span text:style-name="T25"># dir/*.txt<text:tab/></text:span></text:p>
      <text:p text:style-name="P1"/>
      <text:p text:style-name="P1"><text:tab/>ignoreFolder/</text:p>
      <text:p text:style-name="P1"><text:tab/>testProject_Ignore1.html</text:p>
      <text:p text:style-name="P1"/>
      <text:p text:style-name="Standard"><text:soft-page-break/><text:span text:style-name="T25"><text:tab/></text:span>*** например*/</text:p>
      <text:p text:style-name="Standard"/>
      <text:p text:style-name="Standard"/>
      <text:p text:style-name="P43">Удалите каталог из удаленного репозитория после добавления их в .gitignore</text:p>
      <text:p text:style-name="P4"><text:span text:style-name="T35">git rm -r </text:span><text:span text:style-name="T48">--cached some-directory</text:span></text:p>
      <text:p text:style-name="P4"><text:span text:style-name="T35">git </text:span><text:span text:style-name="T49">commit</text:span><text:span text:style-name="T35"> -m </text:span><text:span text:style-name="T37">'Remove the now ignored directory "some-directory"'</text:span></text:p>
      <text:p text:style-name="Standard"><text:span text:style-name="T35">git push origin </text:span><text:span text:style-name="T49">master</text:span></text:p>
      <text:p text:style-name="P1">C:/openserver/domains/wp1.loc/.idea</text:p>
      <text:p text:style-name="Standard"><text:span text:style-name="T25">src: </text:span><text:a xlink:type="simple" xlink:href="http://qaru.site/questions/18576/remove-directory-from-remote-repository-after-adding-them-to-gitignore" text:style-name="ListLabel_20_3" text:visited-style-name="ListLabel_20_3"><text:span text:style-name="Internet_20_link"><text:span text:style-name="T25">http://qaru.site/questions/18576/remove-directory-from-remote-repository-after-adding-them-to-gitignore</text:span></text:span></text:a></text:p>
      <text:p text:style-name="P42"><text:tab/><text:span text:style-name="Source_20_Text"><text:span text:style-name="T46">git checkout </text:span></text:span><text:span text:style-name="Source_20_Text"><text:span text:style-name="T45">&lt;</text:span></text:span><text:span text:style-name="Source_20_Text"><text:span text:style-name="T46">идентификатор</text:span></text:span><text:span text:style-name="Source_20_Text"><text:span text:style-name="T45">&gt;</text:span></text:span><text:span text:style-name="Source_20_Text"><text:span text:style-name="T55"> - </text:span></text:span><text:span text:style-name="T56"><text:s/>После этой команды, в рабочей копии окажется то состояние репозитория, которое было на момент коммита </text:span><text:span text:style-name="Source_20_Text"><text:span text:style-name="T56">идентификатор</text:span></text:span><text:span text:style-name="T56">. Но таким образом мы оказываемся в новой ветке.</text:span></text:p>
      <text:p text:style-name="P45"/>
      <text:p text:style-name="P46">git log</text:p>
      <text:p text:style-name="P62"><text:span text:style-name="Source_20_Text"/></text:p>
      <text:p text:style-name="P62"><text:span text:style-name="Source_20_Text">Короткий вывод логов:</text:span></text:p>
      <text:p text:style-name="P62"/>
      <text:p text:style-name="P62"><text:span text:style-name="Source_20_Text">git log --oneline --decorate –graph</text:span></text:p>
      <text:p text:style-name="P62"><text:span text:style-name="Source_20_Text"/></text:p>
      <text:p text:style-name="P47">* 3fd4092 (HEAD -&gt; master) deleted del-file.txt</text:p>
      <text:p text:style-name="P47">* 94344a3 add new file: del-file.txt</text:p>
      <text:p text:style-name="P47">* cc2693e fourth commit</text:p>
      <text:p text:style-name="P47">* cffe50a third commit</text:p>
      <text:p text:style-name="P47">* 8573a26 Second lnx commit</text:p>
      <text:p text:style-name="P41">* 5b72c2e first lnx commit</text:p>
      <text:p text:style-name="Standard"><text:span text:style-name="T25"><text:tab/></text:span><text:span text:style-name="T47">***** <text:s/>Откат внесенных изменений к последнему коммиту, например я писал-писал и понял что все не то, и хочу вернуться назад, <text:s/>тогда</text:span></text:p>
      <text:p text:style-name="Standard"><text:tab/><text:span text:style-name="T25">$ git checkout -- file.txt</text:span></text:p>
      <text:p text:style-name="P1">git stash save</text:p>
      <text:p text:style-name="P14"><text:a xlink:type="simple" xlink:href="https://ru.stackoverflow.com/questions/431520/Как-вернуться-откатиться-к-более-раннему-коммиту" text:style-name="ListLabel_20_3" text:visited-style-name="ListLabel_20_3"><text:span text:style-name="Internet_20_link"><text:span text:style-name="T25">https://ru.stackoverflow.com/questions/431520/%D0%9A%D0%B0%D0%BA-%D0%B2%D0%B5%D1%80%D0%BD%D1%83%D1%82%D1%8C%D1%81%D1%8F-%D0%BE%D1%82%D0%BA%D0%B0%D1%82%D0%B8%D1%82%D1%8C%D1%81%D1%8F-%D0%BA-%D0%B1%D0%BE%D0%BB%D0%B5%D0%B5-%D1%80%D0%B0%D0%BD%D0%BD%D0%B5%D0%BC%D1%83-%D0%BA%D0%BE%D0%BC%D0%BC%D0%B8%D1%82%D1%83</text:span></text:span></text:a><text:span text:style-name="T13"> </text:span></text:p>
      <text:p text:style-name="P60">Этот вопрос можно понять по-разному:</text:p>
      <text:list xml:id="list1002392335" text:style-name="WWNum2">
        <text:list-item>
          <text:p text:style-name="P48"><text:soft-page-break/>Что значит вернуться или откатиться: просто посмотреть, изменить содержимое рабочей области, изменить историю Git?</text:p>
        </text:list-item>
        <text:list-item>
          <text:p text:style-name="P48">Что именно откатить: рабочую область (worktree), индекс (область подготовки коммита, staging area), текущую ветку, удаленную ветку?</text:p>
        </text:list-item>
        <text:list-item>
          <text:p text:style-name="P49">К какой позиции откатить: к индексу, к последнему коммиту, к произвольному коммиту?</text:p>
        </text:list-item>
      </text:list>
      <text:p text:style-name="P60">Обозначим начальную ситуацию на следующей схеме:</text:p>
      <text:p text:style-name="P19"><text:span text:style-name="pln"><text:span text:style-name="T2"><text:s text:c="15"/></text:span></text:span><text:span text:style-name="pun"><text:span text:style-name="T4">(</text:span></text:span><text:span text:style-name="pln"><text:span text:style-name="T4">i</text:span></text:span><text:span text:style-name="pun"><text:span text:style-name="T4">)</text:span></text:span><text:span text:style-name="pln"><text:span text:style-name="T4"> </text:span></text:span><text:span text:style-name="pun"><text:span text:style-name="T4">(</text:span></text:span><text:span text:style-name="pln"><text:span text:style-name="T4">wt</text:span></text:span><text:span text:style-name="pun"><text:span text:style-name="T4">)</text:span></text:span></text:p>
      <text:p text:style-name="P19"><text:span text:style-name="pln"><text:span text:style-name="T4">A </text:span></text:span><text:span text:style-name="pun"><text:span text:style-name="T4">-</text:span></text:span><text:span text:style-name="pln"><text:span text:style-name="T4"> B </text:span></text:span><text:span text:style-name="pun"><text:span text:style-name="T4">-</text:span></text:span><text:span text:style-name="pln"><text:span text:style-name="T4"> C </text:span></text:span><text:span text:style-name="pun"><text:span text:style-name="T4">-</text:span></text:span><text:span text:style-name="pln"><text:span text:style-name="T4"> D </text:span></text:span><text:span text:style-name="pun"><text:span text:style-name="T4">-</text:span></text:span><text:span text:style-name="pln"><text:span text:style-name="T4"> </text:span></text:span><text:span text:style-name="pun"><text:span text:style-name="T4">?</text:span></text:span><text:span text:style-name="pln"><text:span text:style-name="T4"> </text:span></text:span><text:span text:style-name="pun"><text:span text:style-name="T4">-</text:span></text:span><text:span text:style-name="pln"><text:span text:style-name="T4"> </text:span></text:span><text:span text:style-name="pun"><text:span text:style-name="T4">?</text:span></text:span></text:p>
      <text:p text:style-name="P19"><text:span text:style-name="pln"><text:span text:style-name="T4"><text:s text:c="12"/></text:span></text:span><text:span text:style-name="pun"><text:span text:style-name="T4">↑</text:span></text:span></text:p>
      <text:p text:style-name="P19"><text:span text:style-name="pln"><text:span text:style-name="T4"><text:s text:c="10"/>master</text:span></text:span></text:p>
      <text:p text:style-name="P19"><text:span text:style-name="pln"><text:span text:style-name="T4"><text:s text:c="10"/></text:span></text:span><text:span text:style-name="pun"><text:span text:style-name="T4">(</text:span></text:span><text:span text:style-name="pln"><text:span text:style-name="T4">HEAD</text:span></text:span><text:span text:style-name="pun"><text:span text:style-name="T4">)</text:span></text:span></text:p>
      <text:p text:style-name="P11"><text:span text:style-name="HTML_20_Code"><text:span text:style-name="T11">A</text:span></text:span><text:span text:style-name="T13">, </text:span><text:span text:style-name="HTML_20_Code"><text:span text:style-name="T11">B</text:span></text:span><text:span text:style-name="T13">, </text:span><text:span text:style-name="HTML_20_Code"><text:span text:style-name="T11">C</text:span></text:span><text:span text:style-name="T13">, </text:span><text:span text:style-name="HTML_20_Code"><text:span text:style-name="T11">D</text:span></text:span><text:span text:style-name="T13"> — </text:span><text:span text:style-name="T14">коммиты</text:span><text:span text:style-name="T13"> </text:span><text:span text:style-name="T14">в</text:span><text:span text:style-name="T13"> </text:span><text:span text:style-name="T14">ветке</text:span><text:span text:style-name="T13"> </text:span><text:span text:style-name="HTML_20_Code"><text:span text:style-name="T11">master</text:span></text:span><text:span text:style-name="T13">.<text:line-break/></text:span><text:span text:style-name="HTML_20_Code"><text:span text:style-name="T12">(HEAD)</text:span></text:span><text:span text:style-name="T14"> — местоположение указателя HEAD.<text:line-break/></text:span><text:span text:style-name="HTML_20_Code"><text:span text:style-name="T12">(i)</text:span></text:span><text:span text:style-name="T14"> — состояние индекса Git. Если совпадает c </text:span><text:span text:style-name="HTML_20_Code"><text:span text:style-name="T12">(HEAD)</text:span></text:span><text:span text:style-name="T14"> - пуст. Если нет - содержит изменения, подготовленные к следующему коммиту.<text:line-break/></text:span><text:span text:style-name="HTML_20_Code"><text:span text:style-name="T12">(wt)</text:span></text:span><text:span text:style-name="T14"> — состояние рабочей области проекта (working tree). Если совпадает с </text:span><text:span text:style-name="HTML_20_Code"><text:span text:style-name="T12">(i)</text:span></text:span><text:span text:style-name="T14"> — нет неиндексированных изменений, если не совпадает — есть изменения.<text:line-break/></text:span><text:span text:style-name="HTML_20_Code"><text:span text:style-name="T12">↑</text:span></text:span><text:span text:style-name="T14"> обозначает коммит, на который указывает определенная ветка или указатель.</text:span></text:p>
      <text:p text:style-name="P60">Вот решения, в зависимости от задачи:</text:p>
      <text:h text:style-name="P50" text:outline-level="1">1. Временно переключиться на другой коммит</text:h>
      <text:p text:style-name="P11"><text:span text:style-name="T14">Если вам нужно просто переключиться на другой коммит, чтобы, например, посмотреть на его содержимое, достаточно команды </text:span><text:a xlink:type="simple" xlink:href="https://ru.stackoverflow.com/tags/git-checkout/info" text:style-name="ListLabel_20_5" text:visited-style-name="ListLabel_20_5"><text:span text:style-name="HTML_20_Code"><text:span text:style-name="T50">git checkout</text:span></text:span></text:a><text:span text:style-name="T14">:</text:span></text:p>
      <text:p text:style-name="P19"><text:span text:style-name="pln"><text:span text:style-name="T4">git checkout aaaaaa</text:span></text:span></text:p>
      <text:p text:style-name="P23"><text:span text:style-name="pln"/></text:p>
      <text:p text:style-name="P19"><text:span text:style-name="pln"><text:span text:style-name="T4"><text:s/></text:span></text:span><text:span text:style-name="pun"><text:span text:style-name="T4">(</text:span></text:span><text:span text:style-name="pln"><text:span text:style-name="T4">wt</text:span></text:span><text:span text:style-name="pun"><text:span text:style-name="T4">)</text:span></text:span></text:p>
      <text:p text:style-name="P19"><text:span text:style-name="pln"><text:span text:style-name="T4"><text:s/></text:span></text:span><text:span text:style-name="pun"><text:span text:style-name="T4">(</text:span></text:span><text:span text:style-name="pln"><text:span text:style-name="T4">i</text:span></text:span><text:span text:style-name="pun"><text:span text:style-name="T4">)</text:span></text:span></text:p>
      <text:p text:style-name="P19"><text:span text:style-name="pln"><text:span text:style-name="T4"><text:s text:c="2"/>A </text:span></text:span><text:span text:style-name="pun"><text:span text:style-name="T4">-</text:span></text:span><text:span text:style-name="pln"><text:span text:style-name="T4"> B </text:span></text:span><text:span text:style-name="pun"><text:span text:style-name="T4">-</text:span></text:span><text:span text:style-name="pln"><text:span text:style-name="T4"> C </text:span></text:span><text:span text:style-name="pun"><text:span text:style-name="T4">-</text:span></text:span><text:span text:style-name="pln"><text:span text:style-name="T4"> D</text:span></text:span></text:p>
      <text:p text:style-name="P19"><text:span text:style-name="pln"><text:span text:style-name="T4"><text:s text:c="2"/></text:span></text:span><text:span text:style-name="pun"><text:span text:style-name="T4">↑</text:span></text:span><text:span text:style-name="pln"><text:span text:style-name="T4"> <text:s text:c="10"/></text:span></text:span><text:span text:style-name="pun"><text:span text:style-name="T4">↑</text:span></text:span></text:p>
      <text:p text:style-name="P19"><text:span text:style-name="pun"><text:span text:style-name="T4">(</text:span></text:span><text:span text:style-name="pln"><text:span text:style-name="T4">HEAD</text:span></text:span><text:span text:style-name="pun"><text:span text:style-name="T4">)</text:span></text:span><text:span text:style-name="pln"><text:span text:style-name="T4"> <text:s text:c="3"/>master</text:span></text:span></text:p>
      <text:p text:style-name="P11"><text:span text:style-name="T14">Сейчас репозиторий находится в состоянии «detached HEAD». Чтобы переключиться обратно, используйте имя ветки (например, </text:span><text:span text:style-name="HTML_20_Code"><text:span text:style-name="T12">master</text:span></text:span><text:span text:style-name="T14">):</text:span></text:p>
      <text:p text:style-name="P19"><text:span text:style-name="pln"><text:span text:style-name="T2">git checkout master</text:span></text:span></text:p>
      <text:h text:style-name="P50" text:outline-level="1">2. Переключиться на коммит и продолжить работу с него</text:h>
      <text:p text:style-name="P60">Если вы хотите продолжить работу с другого коммита, вам понадобится новая ветка. Можно переключиться и создать ее одной командой:</text:p>
      <text:p text:style-name="P19"><text:span text:style-name="pln"><text:span text:style-name="T2">git checkout </text:span></text:span><text:span text:style-name="pun"><text:span text:style-name="T2">-</text:span></text:span><text:span text:style-name="pln"><text:span text:style-name="T2">b </text:span></text:span><text:span text:style-name="pun"><text:span text:style-name="T2">имя-новой-ветки</text:span></text:span><text:span text:style-name="pln"><text:span text:style-name="T2"> aaaaaa</text:span></text:span></text:p>
      <text:p text:style-name="P24"><text:span text:style-name="pln"/></text:p>
      <text:p text:style-name="P19"><text:span text:style-name="pln"><text:span text:style-name="T2"><text:s/></text:span></text:span><text:span text:style-name="pun"><text:span text:style-name="T4">(</text:span></text:span><text:span text:style-name="pln"><text:span text:style-name="T4">wt</text:span></text:span><text:span text:style-name="pun"><text:span text:style-name="T4">)</text:span></text:span></text:p>
      <text:p text:style-name="P19"><text:span text:style-name="pln"><text:span text:style-name="T4"><text:s/></text:span></text:span><text:span text:style-name="pun"><text:span text:style-name="T4">(</text:span></text:span><text:span text:style-name="pln"><text:span text:style-name="T4">i</text:span></text:span><text:span text:style-name="pun"><text:span text:style-name="T4">)</text:span></text:span></text:p>
      <text:p text:style-name="P19"><text:span text:style-name="pln"><text:span text:style-name="T4"><text:s text:c="2"/>A </text:span></text:span><text:span text:style-name="pun"><text:span text:style-name="T4">-</text:span></text:span><text:span text:style-name="pln"><text:span text:style-name="T4"> B </text:span></text:span><text:span text:style-name="pun"><text:span text:style-name="T4">-</text:span></text:span><text:span text:style-name="pln"><text:span text:style-name="T4"> C </text:span></text:span><text:span text:style-name="pun"><text:span text:style-name="T4">-</text:span></text:span><text:span text:style-name="pln"><text:span text:style-name="T4"> D</text:span></text:span></text:p>
      <text:p text:style-name="P19"><text:span text:style-name="pln"><text:span text:style-name="T4"><text:s text:c="2"/></text:span></text:span><text:span text:style-name="pun"><text:span text:style-name="T4">↑</text:span></text:span><text:span text:style-name="pln"><text:span text:style-name="T4"> <text:s text:c="10"/></text:span></text:span><text:span text:style-name="pun"><text:span text:style-name="T4">↑</text:span></text:span></text:p>
      <text:p text:style-name="P19"><text:span text:style-name="pln"><text:span text:style-name="T4"><text:s/></text:span></text:span><text:span text:style-name="kwd"><text:span text:style-name="T54">new</text:span></text:span><text:span text:style-name="pln"><text:span text:style-name="T4"> <text:s text:c="6"/>master</text:span></text:span></text:p>
      <text:p text:style-name="P19"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50" text:outline-level="1">3. Удалить изменения в рабочей области и вернуть ее к состоянию как при последнем коммите.</text:h>
      <text:p text:style-name="P60">Начальное состояние:</text:p>
      <text:p text:style-name="P19"><text:span text:style-name="pln"><text:span text:style-name="T2"><text:s text:c="15"/></text:span></text:span><text:span text:style-name="pun"><text:span text:style-name="T2">(</text:span></text:span><text:span text:style-name="pln"><text:span text:style-name="T2">i</text:span></text:span><text:span text:style-name="pun"><text:span text:style-name="T2">)</text:span></text:span><text:span text:style-name="pln"><text:span text:style-name="T2"> </text:span></text:span><text:span text:style-name="pun"><text:span text:style-name="T2">(</text:span></text:span><text:span text:style-name="pln"><text:span text:style-name="T2">wt</text:span></text:span><text:span text:style-name="pun"><text:span text:style-name="T2">)</text:span></text:span></text:p>
      <text:p text:style-name="P19"><text:span text:style-name="pln"><text:span text:style-name="T2">A </text:span></text:span><text:span text:style-name="pun"><text:span text:style-name="T2">-</text:span></text:span><text:span text:style-name="pln"><text:span text:style-name="T2"> B </text:span></text:span><text:span text:style-name="pun"><text:span text:style-name="T2">-</text:span></text:span><text:span text:style-name="pln"><text:span text:style-name="T2"> C </text:span></text:span><text:span text:style-name="pun"><text:span text:style-name="T2">-</text:span></text:span><text:span text:style-name="pln"><text:span text:style-name="T2"> D </text:span></text:span><text:span text:style-name="pun"><text:span text:style-name="T2">-</text:span></text:span><text:span text:style-name="pln"><text:span text:style-name="T2"> </text:span></text:span><text:span text:style-name="pun"><text:span text:style-name="T2">?</text:span></text:span><text:span text:style-name="pln"><text:span text:style-name="T2"> </text:span></text:span><text:span text:style-name="pun"><text:span text:style-name="T2">-</text:span></text:span><text:span text:style-name="pln"><text:span text:style-name="T2"> </text:span></text:span><text:span text:style-name="pun"><text:span text:style-name="T2">?</text:span></text:span></text:p>
      <text:p text:style-name="P19"><text:span text:style-name="pln"><text:span text:style-name="T2"><text:s text:c="12"/></text:span></text:span><text:span text:style-name="pun"><text:span text:style-name="T2">↑</text:span></text:span></text:p>
      <text:p text:style-name="P19"><text:span text:style-name="pln"><text:span text:style-name="T2"><text:s text:c="10"/>master</text:span></text:span></text:p>
      <text:p text:style-name="P19"><text:span text:style-name="pln"><text:span text:style-name="T2"><text:s text:c="10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51" text:outline-level="2">3.1 Безопасно — с помощью кармана (stash)</text:h>
      <text:h text:style-name="P52" text:outline-level="3">3.1.1 Только неиндексированные</text:h>
      <text:p text:style-name="P11"><text:span text:style-name="T14">Можно </text:span><text:span text:style-name="T16">удалить</text:span><text:span text:style-name="T14"> прикарманить только те изменения, которые еще не были индексированы (командой </text:span><text:span text:style-name="HTML_20_Code"><text:span text:style-name="T12">add</text:span></text:span><text:span text:style-name="T14">):</text:span></text:p>
      <text:p text:style-name="P19"><text:span text:style-name="pln"><text:span text:style-name="T4">git stash save </text:span></text:span><text:span text:style-name="pun"><text:span text:style-name="T4">--</text:span></text:span><text:span text:style-name="pln"><text:span text:style-name="T4">keep</text:span></text:span><text:span text:style-name="pun"><text:span text:style-name="T4">-</text:span></text:span><text:span text:style-name="pln"><text:span text:style-name="T4">index</text:span></text:span></text:p>
      <text:p text:style-name="P14"><text:span text:style-name="T14">Конечное</text:span><text:span text:style-name="T13"> </text:span><text:span text:style-name="T14">состояние</text:span><text:span text:style-name="T13">:</text:span></text:p>
      <text:p text:style-name="P19"><text:span text:style-name="pln"><text:span text:style-name="T4"><text:s text:c="15"/></text:span></text:span><text:span text:style-name="pun"><text:span text:style-name="T4">(</text:span></text:span><text:span text:style-name="pln"><text:span text:style-name="T4">wt</text:span></text:span><text:span text:style-name="pun"><text:span text:style-name="T4">)</text:span></text:span></text:p>
      <text:p text:style-name="P19"><text:span text:style-name="pln"><text:span text:style-name="T4"><text:s text:c="15"/></text:span></text:span><text:span text:style-name="pun"><text:span text:style-name="T4">(</text:span></text:span><text:span text:style-name="pln"><text:span text:style-name="T4">i</text:span></text:span><text:span text:style-name="pun"><text:span text:style-name="T4">)</text:span></text:span><text:span text:style-name="pln"><text:span text:style-name="T4"> <text:s text:c="6"/></text:span></text:span></text:p>
      <text:p text:style-name="P19"><text:span text:style-name="pln"><text:span text:style-name="T4">A </text:span></text:span><text:span text:style-name="pun"><text:span text:style-name="T4">-</text:span></text:span><text:span text:style-name="pln"><text:span text:style-name="T4"> B </text:span></text:span><text:span text:style-name="pun"><text:span text:style-name="T4">-</text:span></text:span><text:span text:style-name="pln"><text:span text:style-name="T4"> C </text:span></text:span><text:span text:style-name="pun"><text:span text:style-name="T4">-</text:span></text:span><text:span text:style-name="pln"><text:span text:style-name="T4"> D </text:span></text:span><text:span text:style-name="pun"><text:span text:style-name="T4">-</text:span></text:span><text:span text:style-name="pln"><text:span text:style-name="T4"> </text:span></text:span><text:span text:style-name="pun"><text:span text:style-name="T4">?</text:span></text:span><text:span text:style-name="pln"><text:span text:style-name="T4"> <text:s text:c="8"/></text:span></text:span><text:span text:style-name="pun"><text:span text:style-name="T4">?</text:span></text:span></text:p>
      <text:p text:style-name="P19"><text:span text:style-name="pln"><text:span text:style-name="T4"><text:s text:c="12"/></text:span></text:span><text:span text:style-name="pun"><text:span text:style-name="T4">↑</text:span></text:span><text:span text:style-name="pln"><text:span text:style-name="T4"> <text:s text:c="12"/></text:span></text:span><text:span text:style-name="pun"><text:span text:style-name="T4">↑</text:span></text:span></text:p>
      <text:p text:style-name="P19"><text:soft-page-break/><text:span text:style-name="pln"><text:span text:style-name="T4"><text:s text:c="10"/>master <text:s text:c="5"/>stash</text:span></text:span><text:span text:style-name="pun"><text:span text:style-name="T4">{</text:span></text:span><text:span text:style-name="lit"><text:span text:style-name="T6">0</text:span></text:span><text:span text:style-name="pun"><text:span text:style-name="T4">}</text:span></text:span></text:p>
      <text:p text:style-name="P19"><text:span text:style-name="pln"><text:span text:style-name="T4"><text:s text:c="10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52" text:outline-level="3">3.1.2 Индексированные и нет</text:h>
      <text:p text:style-name="P61">Эта команда отменяет все индексированные и неиндексированные изменения в рабочей области, сохраняя их в карман (stash).</text:p>
      <text:p text:style-name="P19"><text:span text:style-name="pln"><text:span text:style-name="T3">git stash save</text:span></text:span></text:p>
      <text:p text:style-name="P61">Конечное состояние:</text:p>
      <text:p text:style-name="P19"><text:span text:style-name="pln"><text:span text:style-name="T2"><text:s text:c="11"/></text:span></text:span><text:span text:style-name="pun"><text:span text:style-name="T4">(</text:span></text:span><text:span text:style-name="pln"><text:span text:style-name="T4">wt</text:span></text:span><text:span text:style-name="pun"><text:span text:style-name="T4">)</text:span></text:span></text:p>
      <text:p text:style-name="P19"><text:span text:style-name="pln"><text:span text:style-name="T4"><text:s text:c="11"/></text:span></text:span><text:span text:style-name="pun"><text:span text:style-name="T4">(</text:span></text:span><text:span text:style-name="pln"><text:span text:style-name="T4">i</text:span></text:span><text:span text:style-name="pun"><text:span text:style-name="T4">)</text:span></text:span><text:span text:style-name="pln"><text:span text:style-name="T4"> <text:s text:c="10"/></text:span></text:span></text:p>
      <text:p text:style-name="P19"><text:span text:style-name="pln"><text:span text:style-name="T4">A </text:span></text:span><text:span text:style-name="pun"><text:span text:style-name="T4">-</text:span></text:span><text:span text:style-name="pln"><text:span text:style-name="T4"> B </text:span></text:span><text:span text:style-name="pun"><text:span text:style-name="T4">-</text:span></text:span><text:span text:style-name="pln"><text:span text:style-name="T4"> C </text:span></text:span><text:span text:style-name="pun"><text:span text:style-name="T4">-</text:span></text:span><text:span text:style-name="pln"><text:span text:style-name="T4"> D <text:s text:c="12"/></text:span></text:span><text:span text:style-name="pun"><text:span text:style-name="T4">?</text:span></text:span></text:p>
      <text:p text:style-name="P19"><text:span text:style-name="pln"><text:span text:style-name="T4"><text:s text:c="12"/></text:span></text:span><text:span text:style-name="pun"><text:span text:style-name="T4">↑</text:span></text:span><text:span text:style-name="pln"><text:span text:style-name="T4"> <text:s text:c="12"/></text:span></text:span><text:span text:style-name="pun"><text:span text:style-name="T4">↑</text:span></text:span></text:p>
      <text:p text:style-name="P19"><text:span text:style-name="pln"><text:span text:style-name="T4"><text:s text:c="10"/>master <text:s text:c="5"/>stash</text:span></text:span><text:span text:style-name="pun"><text:span text:style-name="T4">{</text:span></text:span><text:span text:style-name="lit"><text:span text:style-name="T6">0</text:span></text:span><text:span text:style-name="pun"><text:span text:style-name="T4">}</text:span></text:span></text:p>
      <text:p text:style-name="P19"><text:span text:style-name="pln"><text:span text:style-name="T4"><text:s text:c="10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p text:style-name="P12"><text:span text:style-name="Strong"><text:span text:style-name="T15">Восстановление несохраненных изменений</text:span></text:span><text:span text:style-name="T14">: легко и просто.</text:span></text:p>
      <text:p text:style-name="P19"><text:span text:style-name="pln"><text:span text:style-name="T2">git stash apply</text:span></text:span></text:p>
      <text:p text:style-name="P60">Если stash совсем не нужен, его можно удалить.</text:p>
      <text:p text:style-name="P19"><text:span text:style-name="com"><text:span text:style-name="T9"># удалить последнюю запись кармана</text:span></text:span></text:p>
      <text:p text:style-name="P19"><text:span text:style-name="pln"><text:span text:style-name="T2">git stash drop</text:span></text:span></text:p>
      <text:p text:style-name="P11"><text:a xlink:type="simple" xlink:href="https://ru.stackoverflow.com/a/153503/181472" text:style-name="ListLabel_20_6" text:visited-style-name="ListLabel_20_6"><text:span text:style-name="Internet_20_link"><text:span text:style-name="T52">Подробнее про использование stash</text:span></text:span></text:a><text:span text:style-name="T14">.</text:span></text:p>
      <text:p text:style-name="P11"><text:span text:style-name="T14">После этого восстановить изменения всё ещё можно, но сложнее: </text:span><text:a xlink:type="simple" xlink:href="https://stackoverflow.com/q/89332/2790048" text:style-name="ListLabel_20_6" text:visited-style-name="ListLabel_20_6"><text:span text:style-name="Internet_20_link"><text:span text:style-name="T52">How to recover a dropped stash in Git?</text:span></text:span></text:a></text:p>
      <text:h text:style-name="P51" text:outline-level="2">3.2 Опасный способ</text:h>
      <text:p text:style-name="P12"><text:span text:style-name="Strong"><text:span text:style-name="T15">Осторожно!</text:span></text:span><text:span text:style-name="T14"> Эта команда </text:span><text:span text:style-name="Strong"><text:span text:style-name="T15">безвозвратно удаляет несохраненные текущие изменения из рабочей области и из индекса</text:span></text:span><text:span text:style-name="T14"> Если они вам все-таки нужны, воспользуйтесь </text:span><text:a xlink:type="simple" xlink:href="https://ru.stackoverflow.com/tags/git-stash/info" text:style-name="ListLabel_20_5" text:visited-style-name="ListLabel_20_5"><text:span text:style-name="HTML_20_Code"><text:span text:style-name="T50">git stash</text:span></text:span></text:a><text:span text:style-name="T14">.</text:span></text:p>
      <text:p text:style-name="P12"><text:span text:style-name="Strong"><text:span text:style-name="T15">Восстановление несохраненных изменений</text:span></text:span><text:span text:style-name="T14">: неиндексированные потеряны полностью, но </text:span><text:a xlink:type="simple" xlink:href="https://ru.stackoverflow.com/a/424384/181472" text:style-name="ListLabel_20_6" text:visited-style-name="ListLabel_20_6"><text:span text:style-name="Internet_20_link"><text:span text:style-name="T52">вы можете восстановить то, что было проиндексировано</text:span></text:span></text:a><text:span text:style-name="T14">.</text:span></text:p>
      <text:p text:style-name="P11"><text:span text:style-name="T14">Здесь мы будем использовать </text:span><text:a xlink:type="simple" xlink:href="https://ru.stackoverflow.com/tags/git-reset/info" text:style-name="ListLabel_20_5" text:visited-style-name="ListLabel_20_5"><text:span text:style-name="HTML_20_Code"><text:span text:style-name="T50">git reset --hard</text:span></text:span></text:a></text:p>
      <text:p text:style-name="P60">Выполняем:</text:p>
      <text:p text:style-name="P19"><text:span text:style-name="pln"><text:span text:style-name="T2">git reset </text:span></text:span><text:span text:style-name="pun"><text:span text:style-name="T2">--</text:span></text:span><text:span text:style-name="pln"><text:span text:style-name="T2">hard HEAD</text:span></text:span></text:p>
      <text:p text:style-name="P60">Конечное состояние:</text:p>
      <text:p text:style-name="P19"><text:span text:style-name="pln"><text:span text:style-name="T2"><text:s text:c="11"/></text:span></text:span><text:span text:style-name="pun"><text:span text:style-name="T4">(</text:span></text:span><text:span text:style-name="pln"><text:span text:style-name="T4">wt</text:span></text:span><text:span text:style-name="pun"><text:span text:style-name="T4">)</text:span></text:span></text:p>
      <text:p text:style-name="P19"><text:span text:style-name="pln"><text:span text:style-name="T4"><text:s text:c="11"/></text:span></text:span><text:span text:style-name="pun"><text:span text:style-name="T4">(</text:span></text:span><text:span text:style-name="pln"><text:span text:style-name="T4">i</text:span></text:span><text:span text:style-name="pun"><text:span text:style-name="T4">)</text:span></text:span></text:p>
      <text:p text:style-name="P19"><text:span text:style-name="pln"><text:span text:style-name="T4">A </text:span></text:span><text:span text:style-name="pun"><text:span text:style-name="T4">-</text:span></text:span><text:span text:style-name="pln"><text:span text:style-name="T4"> B </text:span></text:span><text:span text:style-name="pun"><text:span text:style-name="T4">-</text:span></text:span><text:span text:style-name="pln"><text:span text:style-name="T4"> C </text:span></text:span><text:span text:style-name="pun"><text:span text:style-name="T4">-</text:span></text:span><text:span text:style-name="pln"><text:span text:style-name="T4"> D </text:span></text:span><text:span text:style-name="pun"><text:span text:style-name="T4">-</text:span></text:span><text:span text:style-name="pln"><text:span text:style-name="T4"> </text:span></text:span><text:span text:style-name="pun"><text:span text:style-name="T2">х</text:span></text:span><text:span text:style-name="pln"><text:span text:style-name="T4"> </text:span></text:span><text:span text:style-name="pun"><text:span text:style-name="T4">-</text:span></text:span><text:span text:style-name="pln"><text:span text:style-name="T4"> </text:span></text:span><text:span text:style-name="pun"><text:span text:style-name="T2">х</text:span></text:span></text:p>
      <text:p text:style-name="P19"><text:span text:style-name="pln"><text:span text:style-name="T4"><text:s text:c="12"/></text:span></text:span><text:span text:style-name="pun"><text:span text:style-name="T4">↑</text:span></text:span></text:p>
      <text:p text:style-name="P19"><text:span text:style-name="pln"><text:span text:style-name="T4"><text:s text:c="10"/>master</text:span></text:span></text:p>
      <text:p text:style-name="P19"><text:span text:style-name="pln"><text:span text:style-name="T4"><text:s text:c="10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50" text:outline-level="1">4. Перейти к более раннему коммиту в текущей ветке и удалить из нее все последующие (неопубликованные)</text:h>
      <text:p text:style-name="P12"><text:span text:style-name="Strong"><text:span text:style-name="T15">Осторожно!</text:span></text:span><text:span text:style-name="T14"> Эта команда переписывает историю Git-репозитория. </text:span><text:span text:style-name="Strong"><text:span text:style-name="T15">Если вы уже опубликовали (</text:span></text:span><text:a xlink:type="simple" xlink:href="https://ru.stackoverflow.com/tags/git-push/info" text:style-name="ListLabel_20_7" text:visited-style-name="ListLabel_20_7"><text:span text:style-name="HTML_20_Code"><text:span text:style-name="T51">git push</text:span></text:span></text:a><text:span text:style-name="Strong"><text:span text:style-name="T15">) свои изменения, то этот способ использовать нельзя (см. </text:span></text:span><text:a xlink:type="simple" xlink:href="https://ru.stackoverflow.com/questions/429512/" text:style-name="ListLabel_20_8" text:visited-style-name="ListLabel_20_8"><text:span text:style-name="Internet_20_link"><text:span text:style-name="T53">почему</text:span></text:span></text:a><text:span text:style-name="Strong"><text:span text:style-name="T15">)</text:span></text:span><text:span text:style-name="T14">. Используйте вариант из пункта 5 (</text:span><text:a xlink:type="simple" xlink:href="https://ru.stackoverflow.com/tags/git-revert/info" text:style-name="ListLabel_20_5" text:visited-style-name="ListLabel_20_5"><text:span text:style-name="HTML_20_Code"><text:span text:style-name="T50">git revert</text:span></text:span></text:a><text:span text:style-name="T14">).</text:span></text:p>
      <text:h text:style-name="P51" text:outline-level="2">4.1 При этом сохранить изменения в индекс репозитория:</text:h>
      <text:p text:style-name="P19"><text:span text:style-name="pln"><text:span text:style-name="T2">git reset </text:span></text:span><text:span text:style-name="pun"><text:span text:style-name="T2">--</text:span></text:span><text:span text:style-name="pln"><text:span text:style-name="T2">soft bbbbbb</text:span></text:span></text:p>
      <text:p text:style-name="P11"><text:span text:style-name="T14">После этого индекс репозитория будет содержать все изменения от </text:span><text:span text:style-name="HTML_20_Code"><text:span text:style-name="T12">cccccc</text:span></text:span><text:span text:style-name="T14"> до </text:span><text:span text:style-name="HTML_20_Code"><text:span text:style-name="T12">dddddd</text:span></text:span><text:span text:style-name="T14">. Теперь вы можете сделать новый коммит (или несколько) на основе этих изменений.</text:span></text:p>
      <text:p text:style-name="P19"><text:span text:style-name="pln"><text:span text:style-name="T2"><text:s text:c="11"/></text:span></text:span><text:span text:style-name="pun"><text:span text:style-name="T4">(</text:span></text:span><text:span text:style-name="pln"><text:span text:style-name="T4">wt</text:span></text:span><text:span text:style-name="pun"><text:span text:style-name="T4">)</text:span></text:span></text:p>
      <text:p text:style-name="P19"><text:span text:style-name="pln"><text:span text:style-name="T4"><text:s text:c="11"/></text:span></text:span><text:span text:style-name="pun"><text:span text:style-name="T4">(</text:span></text:span><text:span text:style-name="pln"><text:span text:style-name="T4">i</text:span></text:span><text:span text:style-name="pun"><text:span text:style-name="T4">)</text:span></text:span></text:p>
      <text:p text:style-name="P19"><text:span text:style-name="pln"><text:span text:style-name="T4">A </text:span></text:span><text:span text:style-name="pun"><text:span text:style-name="T4">-</text:span></text:span><text:span text:style-name="pln"><text:span text:style-name="T4"> B </text:span></text:span><text:span text:style-name="pun"><text:span text:style-name="T4">-</text:span></text:span><text:span text:style-name="pln"><text:span text:style-name="T4"> C </text:span></text:span><text:span text:style-name="pun"><text:span text:style-name="T4">-</text:span></text:span><text:span text:style-name="pln"><text:span text:style-name="T4"> D </text:span></text:span></text:p>
      <text:p text:style-name="P19"><text:span text:style-name="pln"><text:span text:style-name="T4"><text:s text:c="4"/></text:span></text:span><text:span text:style-name="pun"><text:span text:style-name="T4">↑</text:span></text:span></text:p>
      <text:p text:style-name="P19"><text:span text:style-name="pln"><text:span text:style-name="T4"><text:s text:c="2"/>master</text:span></text:span></text:p>
      <text:p text:style-name="P19"><text:span text:style-name="pln"><text:span text:style-name="T4"><text:s text:c="2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51" text:outline-level="2">4.2 Сохранить изменения в рабочей области, но не в индексе.</text:h>
      <text:p text:style-name="P19"><text:span text:style-name="pln"><text:span text:style-name="T2">git reset bbbbbb</text:span></text:span></text:p>
      <text:p text:style-name="P60">Эта команда просто перемещает указатель ветки, но не отражает изменения в индексе (он будет пустым).</text:p>
      <text:p text:style-name="P19"><text:span text:style-name="pln"><text:span text:style-name="T2"><text:s text:c="3"/></text:span></text:span><text:span text:style-name="pun"><text:span text:style-name="T4">(</text:span></text:span><text:span text:style-name="pln"><text:span text:style-name="T4">i</text:span></text:span><text:span text:style-name="pun"><text:span text:style-name="T4">)</text:span></text:span><text:span text:style-name="pln"><text:span text:style-name="T4"> <text:s text:c="4"/></text:span></text:span><text:span text:style-name="pun"><text:span text:style-name="T4">(</text:span></text:span><text:span text:style-name="pln"><text:span text:style-name="T4">wt</text:span></text:span><text:span text:style-name="pun"><text:span text:style-name="T4">)</text:span></text:span></text:p>
      <text:p text:style-name="P19"><text:span text:style-name="pln"><text:span text:style-name="T4">A </text:span></text:span><text:span text:style-name="pun"><text:span text:style-name="T4">-</text:span></text:span><text:span text:style-name="pln"><text:span text:style-name="T4"> B </text:span></text:span><text:span text:style-name="pun"><text:span text:style-name="T4">-</text:span></text:span><text:span text:style-name="pln"><text:span text:style-name="T4"> C </text:span></text:span><text:span text:style-name="pun"><text:span text:style-name="T4">-</text:span></text:span><text:span text:style-name="pln"><text:span text:style-name="T4"> D </text:span></text:span></text:p>
      <text:p text:style-name="P19"><text:span text:style-name="pln"><text:span text:style-name="T4"><text:s text:c="4"/></text:span></text:span><text:span text:style-name="pun"><text:span text:style-name="T4">↑</text:span></text:span></text:p>
      <text:p text:style-name="P19"><text:span text:style-name="pln"><text:span text:style-name="T4"><text:s text:c="2"/>master</text:span></text:span></text:p>
      <text:p text:style-name="P19"><text:span text:style-name="pln"><text:span text:style-name="T4"><text:s text:c="2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51" text:outline-level="2">4.3 Просто выбросить изменения.</text:h>
      <text:p text:style-name="P12"><text:soft-page-break/><text:span text:style-name="Strong"><text:span text:style-name="T15">Осторожно!</text:span></text:span><text:span text:style-name="T14"> Эта команда </text:span><text:span text:style-name="Strong"><text:span text:style-name="T15">безвозвратно удаляет несохраненные текущие изменения</text:span></text:span><text:span text:style-name="T14">. Если удаляемые коммиты не принадлежат никакой другой ветке, то они тоже будут потеряны.</text:span></text:p>
      <text:p text:style-name="P12"><text:span text:style-name="Strong"><text:span text:style-name="T15">Восстановление коммитов</text:span></text:span><text:span text:style-name="T14">: Используйте </text:span><text:a xlink:type="simple" xlink:href="https://ru.stackoverflow.com/tags/git-reflog/info" text:style-name="ListLabel_20_5" text:visited-style-name="ListLabel_20_5"><text:span text:style-name="HTML_20_Code"><text:span text:style-name="T50">git reflog</text:span></text:span></text:a><text:span text:style-name="T14"> и </text:span><text:a xlink:type="simple" xlink:href="https://ru.stackoverflow.com/questions/232455/" text:style-name="ListLabel_20_6" text:visited-style-name="ListLabel_20_6"><text:span text:style-name="Internet_20_link"><text:span text:style-name="T52">этот вопрос</text:span></text:span></text:a><text:span text:style-name="T14"> чтобы найти и восстановить коммиты; иначе сборщик мусора удалит их безвозвратно через некоторое время.</text:span></text:p>
      <text:p text:style-name="P12"><text:span text:style-name="Strong"><text:span text:style-name="T15">Восстановление несохраненных изменений</text:span></text:span><text:span text:style-name="T14">: неиндексированные потеряны полностью, но </text:span><text:a xlink:type="simple" xlink:href="https://ru.stackoverflow.com/a/424384/181472" text:style-name="ListLabel_20_6" text:visited-style-name="ListLabel_20_6"><text:span text:style-name="Internet_20_link"><text:span text:style-name="T52">вы можете восстановить то, что было проиндексировано</text:span></text:span></text:a><text:span text:style-name="T14">.</text:span></text:p>
      <text:p text:style-name="P60">Начальное состояние:</text:p>
      <text:p text:style-name="P19"><text:span text:style-name="pln"><text:span text:style-name="T2"><text:s text:c="15"/></text:span></text:span><text:span text:style-name="pun"><text:span text:style-name="T2">(</text:span></text:span><text:span text:style-name="pln"><text:span text:style-name="T4">i</text:span></text:span><text:span text:style-name="pun"><text:span text:style-name="T2">)</text:span></text:span><text:span text:style-name="pln"><text:span text:style-name="T2"> </text:span></text:span><text:span text:style-name="pun"><text:span text:style-name="T2">(</text:span></text:span><text:span text:style-name="pln"><text:span text:style-name="T4">wt</text:span></text:span><text:span text:style-name="pun"><text:span text:style-name="T2">)</text:span></text:span></text:p>
      <text:p text:style-name="P19"><text:span text:style-name="pln"><text:span text:style-name="T4">A</text:span></text:span><text:span text:style-name="pln"><text:span text:style-name="T2"> </text:span></text:span><text:span text:style-name="pun"><text:span text:style-name="T2">-</text:span></text:span><text:span text:style-name="pln"><text:span text:style-name="T2"> </text:span></text:span><text:span text:style-name="pln"><text:span text:style-name="T4">B</text:span></text:span><text:span text:style-name="pln"><text:span text:style-name="T2"> </text:span></text:span><text:span text:style-name="pun"><text:span text:style-name="T2">-</text:span></text:span><text:span text:style-name="pln"><text:span text:style-name="T2"> </text:span></text:span><text:span text:style-name="pln"><text:span text:style-name="T4">C</text:span></text:span><text:span text:style-name="pln"><text:span text:style-name="T2"> </text:span></text:span><text:span text:style-name="pun"><text:span text:style-name="T2">-</text:span></text:span><text:span text:style-name="pln"><text:span text:style-name="T2"> </text:span></text:span><text:span text:style-name="pln"><text:span text:style-name="T4">D</text:span></text:span><text:span text:style-name="pln"><text:span text:style-name="T2"> </text:span></text:span><text:span text:style-name="pun"><text:span text:style-name="T2">-</text:span></text:span><text:span text:style-name="pln"><text:span text:style-name="T2"> </text:span></text:span><text:span text:style-name="pun"><text:span text:style-name="T2">?</text:span></text:span><text:span text:style-name="pln"><text:span text:style-name="T2"> </text:span></text:span><text:span text:style-name="pun"><text:span text:style-name="T2">-</text:span></text:span><text:span text:style-name="pln"><text:span text:style-name="T2"> <text:s/></text:span></text:span><text:span text:style-name="pun"><text:span text:style-name="T2">?</text:span></text:span></text:p>
      <text:p text:style-name="P19"><text:span text:style-name="pln"><text:span text:style-name="T2"><text:s text:c="12"/></text:span></text:span><text:span text:style-name="pun"><text:span text:style-name="T4">↑</text:span></text:span></text:p>
      <text:p text:style-name="P19"><text:span text:style-name="pln"><text:span text:style-name="T4"><text:s text:c="10"/>master</text:span></text:span></text:p>
      <text:p text:style-name="P19"><text:span text:style-name="pln"><text:span text:style-name="T4"><text:s text:c="10"/></text:span></text:span><text:span text:style-name="pun"><text:span text:style-name="T4">(</text:span></text:span><text:span text:style-name="pln"><text:span text:style-name="T4">HEAD</text:span></text:span><text:span text:style-name="pun"><text:span text:style-name="T4">)</text:span></text:span></text:p>
      <text:p text:style-name="P14"><text:span text:style-name="T14">Выполняем</text:span><text:span text:style-name="T13">:</text:span></text:p>
      <text:p text:style-name="P19"><text:span text:style-name="pln"><text:span text:style-name="T4">git reset </text:span></text:span><text:span text:style-name="pun"><text:span text:style-name="T4">--</text:span></text:span><text:span text:style-name="pln"><text:span text:style-name="T4">hard bbbbbb</text:span></text:span></text:p>
      <text:p text:style-name="P60">Конечное состояние:</text:p>
      <text:p text:style-name="P19"><text:span text:style-name="pln"><text:span text:style-name="T2"><text:s text:c="3"/></text:span></text:span><text:span text:style-name="pun"><text:span text:style-name="T2">(</text:span></text:span><text:span text:style-name="pln"><text:span text:style-name="T2">wt</text:span></text:span><text:span text:style-name="pun"><text:span text:style-name="T2">)</text:span></text:span></text:p>
      <text:p text:style-name="P19"><text:span text:style-name="pln"><text:span text:style-name="T2"><text:s text:c="3"/></text:span></text:span><text:span text:style-name="pun"><text:span text:style-name="T2">(</text:span></text:span><text:span text:style-name="pln"><text:span text:style-name="T2">i</text:span></text:span><text:span text:style-name="pun"><text:span text:style-name="T2">)</text:span></text:span></text:p>
      <text:p text:style-name="P19"><text:span text:style-name="pln"><text:span text:style-name="T2">A </text:span></text:span><text:span text:style-name="pun"><text:span text:style-name="T2">-</text:span></text:span><text:span text:style-name="pln"><text:span text:style-name="T2"> B </text:span></text:span><text:span text:style-name="pun"><text:span text:style-name="T2">-</text:span></text:span><text:span text:style-name="pln"><text:span text:style-name="T2"> C </text:span></text:span><text:span text:style-name="pun"><text:span text:style-name="T2">-</text:span></text:span><text:span text:style-name="pln"><text:span text:style-name="T2"> D </text:span></text:span><text:span text:style-name="pun"><text:span text:style-name="T2">-</text:span></text:span><text:span text:style-name="pln"><text:span text:style-name="T2"> </text:span></text:span><text:span text:style-name="pun"><text:span text:style-name="T2">х</text:span></text:span><text:span text:style-name="pln"><text:span text:style-name="T2"> </text:span></text:span><text:span text:style-name="pun"><text:span text:style-name="T2">-</text:span></text:span><text:span text:style-name="pln"><text:span text:style-name="T2"> </text:span></text:span><text:span text:style-name="pun"><text:span text:style-name="T2">х</text:span></text:span></text:p>
      <text:p text:style-name="P19"><text:span text:style-name="pln"><text:span text:style-name="T2"><text:s text:c="4"/></text:span></text:span><text:span text:style-name="pun"><text:span text:style-name="T2">↑</text:span></text:span></text:p>
      <text:p text:style-name="P19"><text:span text:style-name="pln"><text:span text:style-name="T2"><text:s text:c="2"/>master</text:span></text:span></text:p>
      <text:p text:style-name="P19"><text:span text:style-name="pln"><text:span text:style-name="T2"><text:s text:c="2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50" text:outline-level="1">5. Отменить уже опубликованные коммиты с помощью новых коммитов</text:h>
      <text:p text:style-name="P11"><text:span text:style-name="T14">Воспользуйтесь командой </text:span><text:a xlink:type="simple" xlink:href="https://ru.stackoverflow.com/tags/git-revert/info" text:style-name="ListLabel_20_5" text:visited-style-name="ListLabel_20_5"><text:span text:style-name="HTML_20_Code"><text:span text:style-name="T50">git revert</text:span></text:span></text:a><text:span text:style-name="T14">. Она создает новые коммиты, по одному на каждый отменяемый коммит. Таким образом, если нужно отменить все коммиты после </text:span><text:span text:style-name="HTML_20_Code"><text:span text:style-name="T12">aaaaaa</text:span></text:span><text:span text:style-name="T14">:</text:span></text:p>
      <text:p text:style-name="P19"><text:span text:style-name="com"><text:span text:style-name="T9"># можно перечислить отменяемые коммиты</text:span></text:span></text:p>
      <text:p text:style-name="P19"><text:span text:style-name="pln"><text:span text:style-name="T2">git revert bbbbbb cccccc dddddd</text:span></text:span></text:p>
      <text:p text:style-name="P24"><text:span text:style-name="pln"/></text:p>
      <text:p text:style-name="P19"><text:span text:style-name="com"><text:span text:style-name="T9"># можно задать диапазон от более раннего к более позднему (новому)</text:span></text:span></text:p>
      <text:p text:style-name="P19"><text:span text:style-name="pln"><text:span text:style-name="T2">git revert bbbbbb</text:span></text:span><text:span text:style-name="pun"><text:span text:style-name="T2">..</text:span></text:span><text:span text:style-name="pln"><text:span text:style-name="T2">dddddd</text:span></text:span></text:p>
      <text:p text:style-name="P24"><text:span text:style-name="pln"/></text:p>
      <text:p text:style-name="P19"><text:span text:style-name="com"><text:span text:style-name="T9"># либо в относительных ссылках</text:span></text:span></text:p>
      <text:p text:style-name="P19"><text:span text:style-name="pln"><text:span text:style-name="T2">git revert HEAD</text:span></text:span><text:span text:style-name="pun"><text:span text:style-name="T2">~</text:span></text:span><text:span text:style-name="lit"><text:span text:style-name="T7">2.</text:span></text:span><text:span text:style-name="pun"><text:span text:style-name="T2">.</text:span></text:span><text:span text:style-name="pln"><text:span text:style-name="T2">HEAD</text:span></text:span></text:p>
      <text:p text:style-name="P24"><text:span text:style-name="pln"/></text:p>
      <text:p text:style-name="P19"><text:span text:style-name="com"><text:span text:style-name="T9"># можно отменить коммит слияния, указывая явным образом номер предка (в нашем примере таких нет):</text:span></text:span></text:p>
      <text:p text:style-name="P19"><text:span text:style-name="pln"><text:span text:style-name="T2">git revert </text:span></text:span><text:span text:style-name="pun"><text:span text:style-name="T2">-</text:span></text:span><text:span text:style-name="pln"><text:span text:style-name="T2">m </text:span></text:span><text:span text:style-name="lit"><text:span text:style-name="T7">1</text:span></text:span><text:span text:style-name="pln"><text:span text:style-name="T2"> abcdef</text:span></text:span></text:p>
      <text:p text:style-name="P24"><text:span text:style-name="pln"/></text:p>
      <text:p text:style-name="P19"><text:span text:style-name="com"><text:span text:style-name="T9"># после этого подтвердите изменения:</text:span></text:span></text:p>
      <text:p text:style-name="P19"><text:span text:style-name="pln"><text:span text:style-name="T2">git commit </text:span></text:span><text:span text:style-name="pun"><text:span text:style-name="T2">-</text:span></text:span><text:span text:style-name="pln"><text:span text:style-name="T2">m</text:span></text:span><text:span text:style-name="str"><text:span text:style-name="T7">'детальное описание, что и почему сделано'</text:span></text:span></text:p>
      <text:p text:style-name="Standard"/>
      <text:p text:style-name="Standard"/>
      <text:p text:style-name="Standard"><text:tab/><text:span text:style-name="T47">***** Отмена/перезапись предыдущего комиита</text:span></text:p>
      <text:p text:style-name="Standard"><text:tab/><text:span text:style-name="T25">git</text:span> <text:span text:style-name="T25">commit</text:span> --<text:span text:style-name="T25">amend</text:span> -<text:span text:style-name="T25">m</text:span>"новый комментарий"</text:p>
      <text:p text:style-name="Standard"/>
      <text:p text:style-name="Standard"><text:tab/><text:span text:style-name="T25">https</text:span>://<text:span text:style-name="T25">git</text:span>-<text:span text:style-name="T25">scm</text:span>.<text:span text:style-name="T25">com</text:span>/<text:span text:style-name="T25">book</text:span>/<text:span text:style-name="T25">ru</text:span>/<text:span text:style-name="T25">v</text:span>2/%<text:span text:style-name="T25">D</text:span>0%9<text:span text:style-name="T25">E</text:span>%<text:span text:style-name="T25">D</text:span>1%81%<text:span text:style-name="T25">D</text:span>0%<text:span text:style-name="T25">BD</text:span>%<text:span text:style-name="T25">D</text:span>0%<text:span text:style-name="T25">BE</text:span>%<text:span text:style-name="T25">D</text:span>0%<text:span text:style-name="T25">B</text:span>2%<text:span text:style-name="T25">D</text:span>1%8<text:span text:style-name="T25">B</text:span>-<text:span text:style-name="T25">Git</text:span>-%<text:span text:style-name="T25">D</text:span>0%9<text:span text:style-name="T25">E</text:span>%<text:span text:style-name="T25">D</text:span>0%<text:span text:style-name="T25">BF</text:span>%<text:span text:style-name="T25">D</text:span>0%<text:span text:style-name="T25">B</text:span>5%<text:span text:style-name="T25">D</text:span>1%80%<text:span text:style-name="T25">D</text:span>0%<text:span text:style-name="T25">B</text:span>0%<text:span text:style-name="T25">D</text:span>1%86%<text:span text:style-name="T25">D</text:span>0%<text:span text:style-name="T25">B</text:span>8%<text:span text:style-name="T25">D</text:span>0%<text:span text:style-name="T25">B</text:span>8-%<text:span text:style-name="T25">D</text:span>0%<text:span text:style-name="T25">BE</text:span>%<text:span text:style-name="T25">D</text:span>1%82%<text:span text:style-name="T25">D</text:span>0%<text:span text:style-name="T25">BC</text:span>%<text:span text:style-name="T25">D</text:span>0%<text:span text:style-name="T25">B</text:span>5%<text:span text:style-name="T25">D</text:span>0%<text:span text:style-name="T25">BD</text:span>%<text:span text:style-name="T25">D</text:span>1%8<text:span text:style-name="T25">B</text:span></text:p>
      <text:p text:style-name="Standard"/>
      <text:p text:style-name="Standard"/>
      <text:p text:style-name="Standard"><text:tab/><text:span text:style-name="T28">****</text:span></text:p>
      <text:p text:style-name="Standard"><text:span text:style-name="T28"><text:tab/></text:span><text:span text:style-name="T47">Назначение</text:span><text:span text:style-name="T28"> </text:span><text:span text:style-name="T47">своего</text:span><text:span text:style-name="T28"> </text:span><text:span text:style-name="T47">редактора</text:span><text:span text:style-name="T28"> </text:span><text:span text:style-name="T47">для</text:span><text:span text:style-name="T28"> </text:span><text:span text:style-name="T47">коммитов</text:span></text:p>
      <text:p text:style-name="P1"><text:soft-page-break/><text:tab/>git config --global core.editor "'C:\Program Files (x86)\Notepad++\notepad++.exe' -multiInst -notabbar -nosession -noPlugin"</text:p>
      <text:p text:style-name="P1"/>
      <text:p text:style-name="P44">Создание веток</text:p>
      <text:p text:style-name="Standard">Создаем ветку и сразу переходим в нее<text:line-break/><text:span text:style-name="T25">git</text:span> <text:span text:style-name="T25">checkout</text:span> -<text:span text:style-name="T25">b</text:span> <text:span text:style-name="T25">name</text:span>_<text:span text:style-name="T25">newBranch</text:span></text:p>
      <text:p text:style-name="Standard">Проверяем существующие ветки<text:line-break/><text:span text:style-name="T25">git</text:span> <text:span text:style-name="T25">branch</text:span></text:p>
      <text:p text:style-name="Standard"><text:span text:style-name="T25">git</text:span> <text:span text:style-name="T25">branch</text:span> -<text:span text:style-name="T25">a</text:span></text:p>
      <text:p text:style-name="Standard"><text:span text:style-name="T25">git</text:span> <text:span text:style-name="T25">branch</text:span> -<text:span text:style-name="T25">v</text:span><text:line-break/>так будут видны последние коммиты</text:p>
      <text:p text:style-name="Standard">создание ветки без перехода в нее</text:p>
      <text:p text:style-name="P1">git branch name_of_newBranch</text:p>
      <text:p text:style-name="P1"/>
      <text:p text:style-name="Standard"><text:span text:style-name="T47">переход</text:span><text:span text:style-name="T28"> </text:span><text:span text:style-name="T47">между</text:span><text:span text:style-name="T28"> </text:span><text:span text:style-name="T47">ветками</text:span><text:span text:style-name="T25"><text:line-break/>git checkout name_of_newBranch</text:span></text:p>
      <text:p text:style-name="P1"/>
      <text:p text:style-name="P44">Удаление ветки</text:p>
      <text:p text:style-name="Standard"><text:span text:style-name="T44">локальной:</text:span><text:line-break/><text:span text:style-name="T25">git</text:span> <text:span text:style-name="T25">branch</text:span> -<text:span text:style-name="T25">d</text:span> <text:span text:style-name="T25">name</text:span>_<text:span text:style-name="T25">branch</text:span></text:p>
      <text:p text:style-name="P36">удаленка:</text:p>
      <text:p text:style-name="P1">git push origin --delete name_branch</text:p>
      <text:p text:style-name="P2"/>
      <text:p text:style-name="P2"/>
      <text:p text:style-name="P2"/>
      <text:p text:style-name="P44">Слияние веток</text:p>
      <text:p text:style-name="Standard">Перед тем как залить ветку <text:span text:style-name="T25">newBranch</text:span> в ветку <text:span text:style-name="T25">master</text:span> во избежание ситуации, что пока мы делали <text:s/>ветку <text:span text:style-name="T25">newBranch</text:span> в ветке <text:span text:style-name="T25">master</text:span> появились новые коммиты несовместимые изменения с нашей новой <text:span text:style-name="T25">feature</text:span>, сначала мы заливаем свежий <text:span text:style-name="T25">master</text:span> в ветку <text:span text:style-name="T25">newBranch</text:span>, проверяем и только потом заливаем ветку <text:span text:style-name="T25">newBranch</text:span> в ветку <text:span text:style-name="T25">master</text:span>.</text:p>
      <text:p text:style-name="Standard">https://youtu.be/GVpPV4tHT58?list=PLoonZ8wII66iUm84o7nadL-oqINzBLk5g</text:p>
      <text:p text:style-name="Standard"><text:span text:style-name="T27">merge</text:span><text:span text:style-name="T26"> </text:span></text:p>
      <text:p text:style-name="P1">https://youtu.be/xAKnRuYobdc?list=PLoonZ8wII66iUm84o7nadL-oqINzBLk5g&amp;t=127</text:p>
      <text:p text:style-name="Standard"><text:soft-page-break/><text:span text:style-name="T25">merge</text:span> делаем из ветки в которую будем заливать другую</text:p>
      <text:p text:style-name="P1">git merge name_branch</text:p>
      <text:p text:style-name="P5">git merge master</text:p>
      <text:p text:style-name="P1"/>
      <text:p text:style-name="P1">========================</text:p>
      <text:p text:style-name="P1">https://youtu.be/xAKnRuYobdc?list=PLoonZ8wII66iUm84o7nadL-oqINzBLk5g&amp;t=189</text:p>
      <text:p text:style-name="P1">git config <text:s/>--global merge.tool kdiff3 </text:p>
      <text:p text:style-name="Standard">клевая утилита</text:p>
      <text:p text:style-name="Standard">если <text:span text:style-name="T25">kdiff</text:span> не установлен, то качаем его из нета<text:line-break/>потом вводим команду </text:p>
      <text:p text:style-name="P1">git config <text:s/>--global merge.tool.kdiff3.cmd '" C:\\Program Files\\KDiff3\\kdiff3" $BASE <text:s/>$GLOBAL $REMOTE -o $MERGED' </text:p>
      <text:p text:style-name="P1"/>
      <text:p text:style-name="P1">C:\Program Files\KDiff3</text:p>
      <text:p text:style-name="P1">========================== </text:p>
      <text:p text:style-name="P4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str" style:family="text" style:parent-style-name="Default_20_Paragraph_20_Font"/>
    <style:style style:name="com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tform-windows" style:family="text" style:parent-style-name="Default_20_Paragraph_20_Font"/>
    <style:style style:name="hljs-comment" style:family="text" style:parent-style-name="Default_20_Paragraph_20_Font"/>
    <style:style style:name="hljs-keyword" style:family="text" style:parent-style-name="Default_20_Paragraph_20_Font"/>
    <style:style style:name="hljs-string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kwd" style:family="text" style:parent-style-name="Default_20_Paragraph_20_Font"/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ljs-attribute" style:family="text" style:parent-style-name="Default_20_Paragraph_20_Font"/>
    <style:style style:name="hljs-variable" style:family="text" style:parent-style-name="Default_20_Paragraph_20_Font"/>
    <style:style style:name="ListLabel_20_1" style:display-name="ListLabel 1" style:family="text">
      <style:text-properties style:font-name="inherit" fo:font-family="inherit" style:font-family-generic="roman" style:font-pitch="variable" fo:language="en" fo:country="US" fo:background-color="#eff0f1" loext:padding="0cm" loext:border="none"/>
    </style:style>
    <style:style style:name="ListLabel_20_2" style:display-name="ListLabel 2" style:family="text">
      <style:text-properties style:font-name="Lucida Console" fo:font-family="'Lucida Console'" style:font-family-generic="roman" style:font-pitch="variable" fo:font-size="9pt" fo:language="en" fo:country="US" fo:font-weight="bold" fo:background-color="#c0c0c0" style:font-size-asian="9pt" style:font-weight-asian="bold" style:font-name-complex="Lucida Console1" style:font-family-complex="'Lucida Console'" style:font-family-generic-complex="system" style:font-pitch-complex="variable" style:font-size-complex="9pt"/>
    </style:style>
    <style:style style:name="ListLabel_20_3" style:display-name="ListLabel 3" style:family="text">
      <style:text-properties fo:language="en" fo:country="US"/>
    </style:style>
    <style:style style:name="ListLabel_20_4" style:display-name="ListLabel 4" style:family="text">
      <style:text-properties fo:color="#0366d6" style:font-name="Segoe UI" fo:font-family="'Segoe UI'" style:font-family-generic="roman" style:font-pitch="variable" fo:language="en" fo:country="US" style:font-name-complex="Segoe UI1" style:font-family-complex="'Segoe UI'" style:font-family-generic-complex="system" style:font-pitch-complex="variable"/>
    </style:style>
    <style:style style:name="ListLabel_20_5" style:display-name="ListLabel 5" style:family="text">
      <style:text-properties fo:color="#005999" style:font-name="Consolas" fo:font-family="Consolas" style:font-family-generic="roman" style:font-pitch="variable" fo:font-size="7.5pt" style:text-underline-style="solid" style:text-underline-width="auto" style:text-underline-color="font-color" fo:background-color="#eff0f1" style:font-size-asian="7.5pt" style:font-name-complex="Consolas1" style:font-family-complex="Consolas" style:font-family-generic-complex="system" style:font-pitch-complex="variable" style:font-size-complex="7.5pt" loext:padding="0cm" loext:border="none"/>
    </style:style>
    <style:style style:name="ListLabel_20_6" style:display-name="ListLabel 6" style:family="text">
      <style:text-properties fo:color="#005999" style:font-name="inherit" fo:font-family="inherit" style:font-family-generic="roman" style:font-pitch="variable" fo:font-size="8.5pt" style:font-size-asian="8.5pt" style:font-name-complex="Arial" style:font-family-complex="Arial" style:font-family-generic-complex="system" style:font-pitch-complex="variable" style:font-size-complex="8.5pt" loext:padding="0cm" loext:border="none"/>
    </style:style>
    <style:style style:name="ListLabel_20_7" style:display-name="ListLabel 7" style:family="text">
      <style:text-properties fo:color="#005999" style:font-name="Consolas" fo:font-family="Consolas" style:font-family-generic="roman" style:font-pitch="variable" fo:font-size="7.5pt" style:text-underline-style="solid" style:text-underline-width="auto" style:text-underline-color="font-color" fo:font-weight="bold" fo:background-color="#eff0f1" style:font-size-asian="7.5pt" style:font-weight-asian="bold" style:font-name-complex="Consolas1" style:font-family-complex="Consolas" style:font-family-generic-complex="system" style:font-pitch-complex="variable" style:font-size-complex="7.5pt" style:font-weight-complex="bold" loext:padding="0cm" loext:border="none"/>
    </style:style>
    <style:style style:name="ListLabel_20_8" style:display-name="ListLabel 8" style:family="text">
      <style:text-properties fo:color="#005999" style:font-name="inherit" fo:font-family="inherit" style:font-family-generic="roman" style:font-pitch="variable" fo:font-size="8.5pt" fo:font-weight="bold" style:font-size-asian="8.5pt" style:font-weight-asian="bold" style:font-name-complex="Arial" style:font-family-complex="Arial" style:font-family-generic-complex="system" style:font-pitch-complex="variable" style:font-size-complex="8.5pt" style:font-weight-complex="bold" loext:padding="0cm" loext:border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ile</meta:initial-creator>
    <meta:editing-cycles>50</meta:editing-cycles>
    <meta:creation-date>2018-10-26T20:03:00</meta:creation-date>
    <dc:date>2019-11-14T18:32:10.900666983</dc:date>
    <meta:editing-duration>P1DT19H6M1S</meta:editing-duration>
    <meta:generator>LibreOffice/6.0.7.3$Linux_X86_64 LibreOffice_project/00m0$Build-3</meta:generator>
    <meta:document-statistic meta:table-count="0" meta:image-count="0" meta:object-count="0" meta:page-count="10" meta:paragraph-count="288" meta:word-count="1724" meta:character-count="13317" meta:non-whitespace-character-count="112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